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070000135700000D17D0264267.svm"/>
  <manifest:file-entry manifest:media-type="" manifest:full-path="Pictures/20000007000022F700003139D24EA493.svm"/>
  <manifest:file-entry manifest:media-type="" manifest:full-path="Pictures/2000000700001BBD00001B59B3E3D68C.svm"/>
  <manifest:file-entry manifest:media-type="" manifest:full-path="Pictures/2000000700001E4700002B2BD9638A16.svm"/>
  <manifest:file-entry manifest:media-type="" manifest:full-path="Pictures/200000070000135700000D17ED64EA96.svm"/>
  <manifest:file-entry manifest:media-type="" manifest:full-path="Pictures/20000007000035B700002B5D074B36CD.svm"/>
  <manifest:file-entry manifest:media-type="" manifest:full-path="Pictures/200000070000135700000D17D155F539.svm"/>
  <manifest:file-entry manifest:media-type="" manifest:full-path="Pictures/200000070000135700000D1776C87336.svm"/>
  <manifest:file-entry manifest:media-type="" manifest:full-path="Pictures/200000070000135700000D17350BC223.svm"/>
  <manifest:file-entry manifest:media-type="" manifest:full-path="Pictures/200000070000222F00002BF3BB0977FA.svm"/>
  <manifest:file-entry manifest:media-type="" manifest:full-path="Pictures/2000000700002261000035B76B321A66.svm"/>
  <manifest:file-entry manifest:media-type="" manifest:full-path="Pictures/20000007000046B500005F8391958F9C.svm"/>
  <manifest:file-entry manifest:media-type="" manifest:full-path="Pictures/2000000700002329000035211EB1788A.svm"/>
  <manifest:file-entry manifest:media-type="" manifest:full-path="Pictures/200000070000135700000D17B08E1028.svm"/>
  <manifest:file-entry manifest:media-type="" manifest:full-path="Pictures/2000000700003C8D00003F17145B1199.svm"/>
  <manifest:file-entry manifest:media-type="" manifest:full-path="Pictures/200000070000135700000D17702A4E0C.svm"/>
  <manifest:file-entry manifest:media-type="" manifest:full-path="Pictures/20000007000022C500003233383695EC.svm"/>
  <manifest:file-entry manifest:media-type="" manifest:full-path="Pictures/2000000700001B27000014833FB1249B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statu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0.213cm" style:rel-column-width="39341*"/>
    </style:style>
    <style:style style:name="Tableau2.B" style:family="table-column">
      <style:table-column-properties style:column-width="6.8cm" style:rel-column-width="26194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style:vertical-align="middle" fo:padding="0.097cm" fo:border="none"/>
    </style:style>
    <style:style style:name="Tableau3.C1" style:family="table-cell">
      <style:table-cell-properties style:vertical-align="middle" fo:padding="0.097cm" fo:border-left="0.002cm solid #000000" fo:border-right="none" fo:border-top="none" fo:border-bottom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1.324cm" style:rel-column-width="43622*"/>
    </style:style>
    <style:style style:name="Tableau4.B" style:family="table-column">
      <style:table-column-properties style:column-width="5.689cm" style:rel-column-width="21913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02cm solid #000000" fo:border-right="none" fo:border-top="none" fo:border-bottom="none"/>
    </style:style>
    <style:style style:name="Tableau6" style:family="table">
      <style:table-properties style:width="6.112cm" table:align="left" style:may-break-between-rows="false"/>
    </style:style>
    <style:style style:name="Tableau6.A" style:family="table-column">
      <style:table-column-properties style:column-width="1.057cm"/>
    </style:style>
    <style:style style:name="Tableau6.B" style:family="table-column">
      <style:table-column-properties style:column-width="0.769cm"/>
    </style:style>
    <style:style style:name="Tableau6.C" style:family="table-column">
      <style:table-column-properties style:column-width="1.429cm"/>
    </style:style>
    <style:style style:name="Tableau6.D" style:family="table-column">
      <style:table-column-properties style:column-width="0.556cm"/>
    </style:style>
    <style:style style:name="Tableau6.E" style:family="table-column">
      <style:table-column-properties style:column-width="1.402cm"/>
    </style:style>
    <style:style style:name="Tableau6.F" style:family="table-column">
      <style:table-column-properties style:column-width="0.9cm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-left="none" fo:border-right="none" fo:border-top="0.002cm solid #000000" fo:border-bottom="0.002cm solid #000000"/>
    </style:style>
    <style:style style:name="Tableau6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6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6.2" style:family="table-row">
      <style:table-row-properties style:row-height="1.6cm"/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6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6.D2" style:family="table-cell">
      <style:table-cell-properties style:vertical-align="bottom" fo:padding="0.097cm" fo:border-left="none" fo:border-right="none" fo:border-top="none" fo:border-bottom="0.002cm solid #000000"/>
    </style:style>
    <style:style style:name="Tableau6.F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7" style:family="table">
      <style:table-properties style:width="6.112cm" table:align="left" style:may-break-between-rows="false"/>
    </style:style>
    <style:style style:name="Tableau7.A" style:family="table-column">
      <style:table-column-properties style:column-width="1.057cm"/>
    </style:style>
    <style:style style:name="Tableau7.B" style:family="table-column">
      <style:table-column-properties style:column-width="0.743cm"/>
    </style:style>
    <style:style style:name="Tableau7.C" style:family="table-column">
      <style:table-column-properties style:column-width="1.455cm"/>
    </style:style>
    <style:style style:name="Tableau7.D" style:family="table-column">
      <style:table-column-properties style:column-width="0.556cm"/>
    </style:style>
    <style:style style:name="Tableau7.E" style:family="table-column">
      <style:table-column-properties style:column-width="1.508cm"/>
    </style:style>
    <style:style style:name="Tableau7.F" style:family="table-column">
      <style:table-column-properties style:column-width="0.794cm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-left="none" fo:border-right="none" fo:border-top="0.002cm solid #000000" fo:border-bottom="0.002cm solid #000000"/>
    </style:style>
    <style:style style:name="Tableau7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7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7.2" style:family="table-row">
      <style:table-row-properties style:row-height="1.6cm"/>
    </style:style>
    <style:style style:name="Tableau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au7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7.D2" style:family="table-cell">
      <style:table-cell-properties style:vertical-align="" fo:padding="0.097cm" fo:border-left="none" fo:border-right="none" fo:border-top="none" fo:border-bottom="0.002cm solid #000000"/>
    </style:style>
    <style:style style:name="Tableau7.F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style:vertical-align="" fo:padding="0.097cm" fo:border-left="none" fo:border-right="0.002cm solid #000000" fo:border-top="none" fo:border-bottom="none"/>
    </style:style>
    <style:style style:name="Tableau8.B1" style:family="table-cell">
      <style:table-cell-properties fo:padding="0.097cm" fo:border="none"/>
    </style:style>
    <style:style style:name="Tableau9" style:family="table">
      <style:table-properties style:width="19.209cm" fo:margin-left="-0.968cm" fo:margin-right="-1.24cm" table:align="margins"/>
    </style:style>
    <style:style style:name="Tableau9.A" style:family="table-column">
      <style:table-column-properties style:column-width="4.075cm" style:rel-column-width="13901*"/>
    </style:style>
    <style:style style:name="Tableau9.B" style:family="table-column">
      <style:table-column-properties style:column-width="5.045cm" style:rel-column-width="17211*"/>
    </style:style>
    <style:style style:name="Tableau9.D" style:family="table-column">
      <style:table-column-properties style:column-width="5.045cm" style:rel-column-width="17212*"/>
    </style:style>
    <style:style style:name="Tableau9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9.A4" style:family="table-cell">
      <style:table-cell-properties style:vertical-align="" fo:background-color="#ffcc99" fo:padding="0.097cm" fo:border-left="0.002cm solid #000000" fo:border-right="none" fo:border-top="0.002cm solid #000000" fo:border-bottom="none">
        <style:background-image/>
      </style:table-cell-properties>
    </style:style>
    <style:style style:name="Tableau9.B4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eau9.D4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eau9.A5" style:family="table-cell">
      <style:table-cell-properties style:vertical-align="middle" fo:background-color="#ffcc99" fo:padding="0.097cm" fo:border-left="0.002cm solid #000000" fo:border-right="none" fo:border-top="none" fo:border-bottom="none">
        <style:background-image/>
      </style:table-cell-properties>
    </style:style>
    <style:style style:name="Tableau9.B5" style:family="table-cell">
      <style:table-cell-properties style:vertical-align="middle" fo:padding="0.097cm" fo:border-left="0.002cm solid #000000" fo:border-right="none" fo:border-top="none" fo:border-bottom="none"/>
    </style:style>
    <style:style style:name="Tableau9.D5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au9.A6" style:family="table-cell">
      <style:table-cell-properties style:vertical-align="" fo:background-color="#ffffcc" fo:padding="0.097cm" fo:border-left="0.002cm solid #000000" fo:border-right="none" fo:border-top="0.002cm solid #000000" fo:border-bottom="none">
        <style:background-image/>
      </style:table-cell-properties>
    </style:style>
    <style:style style:name="Tableau9.A7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1" style:family="table">
      <style:table-properties style:width="3.995cm" table:align="left" style:may-break-between-rows="false"/>
    </style:style>
    <style:style style:name="Tableau11.A" style:family="table-column">
      <style:table-column-properties style:column-width="1.057cm"/>
    </style:style>
    <style:style style:name="Tableau11.B" style:family="table-column">
      <style:table-column-properties style:column-width="0.769cm"/>
    </style:style>
    <style:style style:name="Tableau11.C" style:family="table-column">
      <style:table-column-properties style:column-width="1.376cm"/>
    </style:style>
    <style:style style:name="Tableau11.D" style:family="table-column">
      <style:table-column-properties style:column-width="0.794cm"/>
    </style:style>
    <style:style style:name="Tableau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-left="none" fo:border-right="none" fo:border-top="0.002cm solid #000000" fo:border-bottom="0.002cm solid #000000"/>
    </style:style>
    <style:style style:name="Tableau11.D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1.2" style:family="table-row">
      <style:table-row-properties style:row-height="0.864cm"/>
    </style:style>
    <style:style style:name="Tableau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1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1.D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4" style:family="table">
      <style:table-properties style:width="4.022cm" table:align="left" style:may-break-between-rows="false"/>
    </style:style>
    <style:style style:name="Tableau14.A" style:family="table-column">
      <style:table-column-properties style:column-width="1.057cm"/>
    </style:style>
    <style:style style:name="Tableau14.B" style:family="table-column">
      <style:table-column-properties style:column-width="0.743cm"/>
    </style:style>
    <style:style style:name="Tableau14.C" style:family="table-column">
      <style:table-column-properties style:column-width="0.582cm"/>
    </style:style>
    <style:style style:name="Tableau14.D" style:family="table-column">
      <style:table-column-properties style:column-width="0.37cm"/>
    </style:style>
    <style:style style:name="Tableau14.E" style:family="table-column">
      <style:table-column-properties style:column-width="0.503cm"/>
    </style:style>
    <style:style style:name="Tableau14.F" style:family="table-column">
      <style:table-column-properties style:column-width="0.767cm"/>
    </style:style>
    <style:style style:name="Tableau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4.C1" style:family="table-cell">
      <style:table-cell-properties fo:padding="0.097cm" fo:border-left="none" fo:border-right="none" fo:border-top="0.002cm solid #000000" fo:border-bottom="0.002cm solid #000000"/>
    </style:style>
    <style:style style:name="Tableau14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4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4.2" style:family="table-row">
      <style:table-row-properties style:row-height="0.785cm"/>
    </style:style>
    <style:style style:name="Tableau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4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4.F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7" style:family="table">
      <style:table-properties style:width="4.796cm" table:align="left" style:may-break-between-rows="false"/>
    </style:style>
    <style:style style:name="Tableau17.A" style:family="table-column">
      <style:table-column-properties style:column-width="1.057cm"/>
    </style:style>
    <style:style style:name="Tableau17.B" style:family="table-column">
      <style:table-column-properties style:column-width="0.663cm"/>
    </style:style>
    <style:style style:name="Tableau17.C" style:family="table-column">
      <style:table-column-properties style:column-width="0.423cm"/>
    </style:style>
    <style:style style:name="Tableau17.D" style:family="table-column">
      <style:table-column-properties style:column-width="0.582cm"/>
    </style:style>
    <style:style style:name="Tableau17.E" style:family="table-column">
      <style:table-column-properties style:column-width="0.409cm"/>
    </style:style>
    <style:style style:name="Tableau17.F" style:family="table-column">
      <style:table-column-properties style:column-width="0.631cm"/>
    </style:style>
    <style:style style:name="Tableau17.G" style:family="table-column">
      <style:table-column-properties style:column-width="0.362cm"/>
    </style:style>
    <style:style style:name="Tableau17.H" style:family="table-column">
      <style:table-column-properties style:column-width="0.669cm"/>
    </style:style>
    <style:style style:name="Tableau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7.C1" style:family="table-cell">
      <style:table-cell-properties fo:padding="0.097cm" fo:border-left="none" fo:border-right="none" fo:border-top="0.002cm solid #000000" fo:border-bottom="0.002cm solid #000000"/>
    </style:style>
    <style:style style:name="Tableau17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7.H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7.2" style:family="table-row">
      <style:table-row-properties style:row-height="0.878cm"/>
    </style:style>
    <style:style style:name="Tableau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7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7.H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2" style:family="table">
      <style:table-properties style:width="3.995cm" table:align="left" style:may-break-between-rows="false"/>
    </style:style>
    <style:style style:name="Tableau12.A" style:family="table-column">
      <style:table-column-properties style:column-width="1.057cm"/>
    </style:style>
    <style:style style:name="Tableau12.B" style:family="table-column">
      <style:table-column-properties style:column-width="0.769cm"/>
    </style:style>
    <style:style style:name="Tableau12.C" style:family="table-column">
      <style:table-column-properties style:column-width="1.376cm"/>
    </style:style>
    <style:style style:name="Tableau12.D" style:family="table-column">
      <style:table-column-properties style:column-width="0.794cm"/>
    </style:style>
    <style:style style:name="Tableau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2.C1" style:family="table-cell">
      <style:table-cell-properties fo:padding="0.097cm" fo:border-left="none" fo:border-right="none" fo:border-top="0.002cm solid #000000" fo:border-bottom="0.002cm solid #000000"/>
    </style:style>
    <style:style style:name="Tableau12.D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2.2" style:family="table-row">
      <style:table-row-properties style:row-height="0.864cm"/>
    </style:style>
    <style:style style:name="Tableau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2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2.D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5" style:family="table">
      <style:table-properties style:width="4.022cm" table:align="left" style:may-break-between-rows="false"/>
    </style:style>
    <style:style style:name="Tableau15.A" style:family="table-column">
      <style:table-column-properties style:column-width="1.057cm"/>
    </style:style>
    <style:style style:name="Tableau15.B" style:family="table-column">
      <style:table-column-properties style:column-width="0.743cm"/>
    </style:style>
    <style:style style:name="Tableau15.C" style:family="table-column">
      <style:table-column-properties style:column-width="0.582cm"/>
    </style:style>
    <style:style style:name="Tableau15.D" style:family="table-column">
      <style:table-column-properties style:column-width="0.37cm"/>
    </style:style>
    <style:style style:name="Tableau15.E" style:family="table-column">
      <style:table-column-properties style:column-width="0.503cm"/>
    </style:style>
    <style:style style:name="Tableau15.F" style:family="table-column">
      <style:table-column-properties style:column-width="0.767cm"/>
    </style:style>
    <style:style style:name="Tableau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-left="none" fo:border-right="none" fo:border-top="0.002cm solid #000000" fo:border-bottom="0.002cm solid #000000"/>
    </style:style>
    <style:style style:name="Tableau15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5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5.2" style:family="table-row">
      <style:table-row-properties style:row-height="0.785cm"/>
    </style:style>
    <style:style style:name="Tableau1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5.F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8" style:family="table">
      <style:table-properties style:width="4.796cm" table:align="left" style:may-break-between-rows="false"/>
    </style:style>
    <style:style style:name="Tableau18.A" style:family="table-column">
      <style:table-column-properties style:column-width="1.057cm"/>
    </style:style>
    <style:style style:name="Tableau18.B" style:family="table-column">
      <style:table-column-properties style:column-width="0.663cm"/>
    </style:style>
    <style:style style:name="Tableau18.C" style:family="table-column">
      <style:table-column-properties style:column-width="0.423cm"/>
    </style:style>
    <style:style style:name="Tableau18.D" style:family="table-column">
      <style:table-column-properties style:column-width="0.582cm"/>
    </style:style>
    <style:style style:name="Tableau18.E" style:family="table-column">
      <style:table-column-properties style:column-width="0.409cm"/>
    </style:style>
    <style:style style:name="Tableau18.F" style:family="table-column">
      <style:table-column-properties style:column-width="0.631cm"/>
    </style:style>
    <style:style style:name="Tableau18.G" style:family="table-column">
      <style:table-column-properties style:column-width="0.362cm"/>
    </style:style>
    <style:style style:name="Tableau18.H" style:family="table-column">
      <style:table-column-properties style:column-width="0.669cm"/>
    </style:style>
    <style:style style:name="Tableau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="0.097cm" fo:border-left="none" fo:border-right="none" fo:border-top="0.002cm solid #000000" fo:border-bottom="0.002cm solid #000000"/>
    </style:style>
    <style:style style:name="Tableau18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18.H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18.2" style:family="table-row">
      <style:table-row-properties style:row-height="0.878cm"/>
    </style:style>
    <style:style style:name="Tableau1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18.H2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5.671cm" style:rel-column-width="21845*"/>
    </style:style>
    <style:style style:name="Tableau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style:vertical-align="middle" fo:padding="0.097cm" fo:border="0.002cm solid #000000"/>
    </style:style>
    <style:style style:name="Tableau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0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style:text-autospace="none"/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style:text-position="0% 100%" fo:font-style="normal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OpenSymbol1" fo:font-style="normal" fo:font-weight="normal"/>
    </style:style>
    <style:style style:name="P13" style:family="paragraph" style:parent-style-name="Standard">
      <style:paragraph-properties fo:text-align="center" style:justify-single-word="false"/>
      <style:text-properties style:font-name="OpenSymbol1"/>
    </style:style>
    <style:style style:name="P14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fo:font-style="italic" style:font-style-asian="italic" style:font-style-complex="italic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text-underline-style="none"/>
    </style:style>
    <style:style style:name="P2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tyle="italic"/>
    </style:style>
    <style:style style:name="P25" style:family="paragraph" style:parent-style-name="Table_20_Contents">
      <style:text-properties style:font-name="Times New Roman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7" style:family="paragraph" style:parent-style-name="Table_20_Contents">
      <style:paragraph-properties fo:text-align="center" style:justify-single-word="false"/>
      <style:text-properties style:font-name="OpenSymbol1"/>
    </style:style>
    <style:style style:name="P28" style:family="paragraph" style:parent-style-name="Table_20_Contents">
      <style:text-properties style:text-underline-style="non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1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Heading">
      <style:paragraph-properties fo:text-align="center" style:justify-single-word="false"/>
      <style:text-properties fo:font-size="10pt" fo:font-style="normal" fo:font-weight="normal" style:font-size-asian="10pt" style:font-size-complex="10pt"/>
    </style:style>
    <style:style style:name="P33" style:family="paragraph" style:parent-style-name="Standard">
      <style:paragraph-properties fo:background-color="#e6e6e6">
        <style:background-image/>
      </style:paragraph-properties>
    </style:style>
    <style:style style:name="P34" style:family="paragraph" style:parent-style-name="Standard">
      <style:paragraph-properties fo:background-color="#e6e6e6" style:text-autospace="none">
        <style:background-image/>
      </style:paragraph-properties>
    </style:style>
    <style:style style:name="P35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/>
    </style:style>
    <style:style style:name="P36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>
      <style:paragraph-properties fo:background-color="#e6e6e6" style:text-autospace="none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39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40" style:family="paragraph" style:parent-style-name="Heading_20_3">
      <style:text-properties style:text-underline-style="solid" style:text-underline-width="auto" style:text-underline-color="font-color"/>
    </style:style>
    <style:style style:name="P41" style:family="paragraph" style:parent-style-name="Heading_20_2">
      <style:text-properties style:text-underline-style="solid" style:text-underline-width="auto" style:text-underline-color="font-color"/>
    </style:style>
    <style:style style:name="P42" style:family="paragraph" style:parent-style-name="Heading_20_1">
      <style:text-properties style:text-underline-style="solid" style:text-underline-width="auto" style:text-underline-color="font-color"/>
    </style:style>
    <style:style style:name="P4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4" style:family="paragraph" style:parent-style-name="Standard" style:list-style-name="L1"/>
    <style:style style:name="P45" style:family="paragraph" style:parent-style-name="Standard" style:list-style-name="L2">
      <style:paragraph-properties style:text-autospace="none"/>
    </style:style>
    <style:style style:name="P46" style:family="paragraph" style:parent-style-name="Standard" style:list-style-name="L3">
      <style:paragraph-properties style:text-autospace="none"/>
    </style:style>
    <style:style style:name="P47" style:family="paragraph" style:parent-style-name="Standard" style:list-style-name="L4"/>
    <style:style style:name="P48" style:family="paragraph" style:parent-style-name="Standard" style:list-style-name="L5"/>
    <style:style style:name="P49" style:family="paragraph" style:parent-style-name="Standard" style:list-style-name="L8">
      <style:text-properties fo:font-size="12pt" style:font-size-asian="12pt" style:font-size-complex="12pt"/>
    </style:style>
    <style:style style:name="P50" style:family="paragraph" style:parent-style-name="Standard" style:list-style-name="L9"/>
    <style:style style:name="P51" style:family="paragraph" style:parent-style-name="Standard" style:list-style-name="L11"/>
    <style:style style:name="P52" style:family="paragraph" style:parent-style-name="Standard" style:list-style-name="L12"/>
    <style:style style:name="P53" style:family="paragraph" style:parent-style-name="Standard" style:list-style-name="L13"/>
    <style:style style:name="P54" style:family="paragraph" style:parent-style-name="Standard" style:list-style-name="L14"/>
    <style:style style:name="P55" style:family="paragraph" style:parent-style-name="Standard" style:list-style-name="L14">
      <style:text-properties style:font-name="Times New Roman"/>
    </style:style>
    <style:style style:name="P56" style:family="paragraph" style:parent-style-name="Standard" style:list-style-name="L10">
      <style:paragraph-properties fo:background-color="#e6e6e6">
        <style:background-image/>
      </style:paragraph-properties>
    </style:style>
    <style:style style:name="P57" style:family="paragraph" style:parent-style-name="Table_20_Contents" style:list-style-name="L6"/>
    <style:style style:name="P58" style:family="paragraph" style:parent-style-name="Table_20_Contents" style:list-style-name="L7"/>
    <style:style style:name="P5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6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OpenSymbol1"/>
    </style:style>
    <style:style style:name="T4" style:family="text">
      <style:text-properties style:font-name="OpenSymbol1" fo:font-style="normal" fo:font-weight="normal"/>
    </style:style>
    <style:style style:name="T5" style:family="text">
      <style:text-properties style:font-name="OpenSymbol1" style:font-name-asian="OpenSymbol1" style:font-name-complex="OpenSymbol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3" style:family="text"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font-style="normal" fo:font-weight="normal"/>
    </style:style>
    <style:style style:name="T16" style:family="text">
      <style:text-properties style:font-name="OpenSymbol2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style:font-name="OpenSymbol1" fo:font-style="normal" style:font-style-asian="normal" style:font-style-complex="normal"/>
    </style:style>
    <style:style style:name="T21" style:family="text">
      <style:text-properties style:text-position="0% 100%" style:font-name="Times New Roman" fo:font-style="normal" style:font-style-asian="normal" style:font-style-complex="normal"/>
    </style:style>
    <style:style style:name="T22" style:family="text">
      <style:text-properties style:text-position="0% 100%" style:font-name="Times New Roman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4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2cm, 0cm, 0.4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7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0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3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0" text:anchor-type="page" text:anchor-page-number="6" svg:x="12.275cm" svg:y="5.33cm" svg:width="4.951cm" svg:height="3.351cm" draw:z-index="39">
        <draw:image xlink:href="Pictures/200000070000135700000D17D155F539.svm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Chapitre 5</text:p>
            <text:p text:style-name="P20">Le second degré</text:p>
          </table:table-cell>
        </table:table-row>
      </table:table>
      <text:p text:style-name="P2"/>
      <text:h text:style-name="P42" text:outline-level="1">Polynôme du second degré</text:h>
      <text:h text:style-name="P41" text:outline-level="2">Forme d'une fonction trinôme</text:h>
      <text:h text:style-name="P40" text:outline-level="3">Forme réduite</text:h>
      <text:p text:style-name="P33"><text:span text:style-name="T2">Définition :</text:span> </text:p>
      <text:p text:style-name="P33">On appelle <text:span text:style-name="T6">polynôme du second degré</text:span> (ou <text:span text:style-name="T6">trinôme</text:span>) toute expression qui peut s'écrire sous la forme <draw:frame draw:style-name="fr10" draw:name="Objet1" text:anchor-type="as-char" svg:width="2.096cm" svg:height="0.527cm" draw:z-index="0"><draw:object xlink:href="./Object 1" xlink:type="simple" xlink:show="embed" xlink:actuate="onLoad"/><draw:image xlink:href="./ObjectReplacements/Object 1" xlink:type="simple" xlink:show="embed" xlink:actuate="onLoad"/></draw:frame> où <text:span text:style-name="T7">a</text:span>, <text:span text:style-name="T7">b</text:span> et <text:span text:style-name="T7">c</text:span> sont des réels et <draw:frame draw:style-name="fr10" draw:name="Objet2" text:anchor-type="as-char" svg:width="1.014cm" svg:height="0.467cm" draw:z-index="48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P9">Exemple :</text:p>
      <text:p text:style-name="Standard"><draw:frame draw:style-name="fr10" draw:name="Objet13" text:anchor-type="as-char" svg:width="3.505cm" svg:height="0.543cm" draw:z-index="49"><draw:object xlink:href="./Object 13" xlink:type="simple" xlink:show="embed" xlink:actuate="onLoad"/><draw:image xlink:href="./ObjectReplacements/Object 13" xlink:type="simple" xlink:show="embed" xlink:actuate="onLoad"/></draw:frame> est un trinôme donné sous sa forme réduite avec <text:span text:style-name="T7">a </text:span>= 2, <text:span text:style-name="T7">b </text:span>= - 8 et <text:span text:style-name="T7">c </text:span>= 8.</text:p>
      <text:h text:style-name="P40" text:outline-level="3">Forme canonique</text:h>
      <text:p text:style-name="P36">Propriété :</text:p>
      <text:p text:style-name="P33">Tout trinôme <draw:frame draw:style-name="fr10" draw:name="Objet3" text:anchor-type="as-char" svg:width="2.096cm" svg:height="0.527cm" draw:z-index="50"><draw:object xlink:href="./Object 3" xlink:type="simple" xlink:show="embed" xlink:actuate="onLoad"/><draw:image xlink:href="./ObjectReplacements/Object 3" xlink:type="simple" xlink:show="embed" xlink:actuate="onLoad"/></draw:frame> peut s'écrire sous la forme <draw:frame draw:style-name="fr10" draw:name="Objet4" text:anchor-type="as-char" svg:width="2.364cm" svg:height="0.543cm" draw:z-index="51"><draw:object xlink:href="./Object 4" xlink:type="simple" xlink:show="embed" xlink:actuate="onLoad"/><draw:image xlink:href="./ObjectReplacements/Object 4" xlink:type="simple" xlink:show="embed" xlink:actuate="onLoad"/></draw:frame> où <text:span text:style-name="T3"></text:span> et <text:span text:style-name="T3"></text:span> sont des réels.</text:p>
      <text:p text:style-name="P33">Cette forme s'appelle la <text:span text:style-name="T10">forme canonique</text:span><text:span text:style-name="T9"> </text:span>du trinôme.</text:p>
      <text:p text:style-name="Standard"/>
      <text:p text:style-name="P18">Démonstration :</text:p>
      <text:p text:style-name="Standard">Soit <draw:frame draw:style-name="fr10" draw:name="Objet45" text:anchor-type="as-char" svg:width="3.607cm" svg:height="0.543cm" draw:z-index="52"><draw:object xlink:href="./Object 45" xlink:type="simple" xlink:show="embed" xlink:actuate="onLoad"/><draw:image xlink:href="./ObjectReplacements/Object 45" xlink:type="simple" xlink:show="embed" xlink:actuate="onLoad"/></draw:frame>, </text:p>
      <text:list xml:id="list41311445" text:style-name="L1">
        <text:list-item>
          <text:p text:style-name="P44"><draw:frame draw:style-name="fr10" draw:name="Objet41" text:anchor-type="as-char" svg:width="10.825cm" svg:height="0.543cm" draw:z-index="53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44">En posant <draw:frame draw:style-name="fr10" draw:name="Objet43" text:anchor-type="as-char" svg:width="1.901cm" svg:height="0.467cm" draw:z-index="54"><draw:object xlink:href="./Object 43" xlink:type="simple" xlink:show="embed" xlink:actuate="onLoad"/><draw:image xlink:href="./ObjectReplacements/Object 43" xlink:type="simple" xlink:show="embed" xlink:actuate="onLoad"/></draw:frame> et <draw:frame draw:style-name="fr10" draw:name="Objet42" text:anchor-type="as-char" svg:width="2.05cm" svg:height="0.527cm" draw:z-index="55"><draw:object xlink:href="./Object 40" xlink:type="simple" xlink:show="embed" xlink:actuate="onLoad"/><draw:image xlink:href="./ObjectReplacements/Object 40" xlink:type="simple" xlink:show="embed" xlink:actuate="onLoad"/></draw:frame>, on a bien <draw:frame draw:style-name="fr10" draw:name="Objet44" text:anchor-type="as-char" svg:width="3.339cm" svg:height="0.543cm" draw:z-index="56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44"/>
        </text:list-item>
      </text:list>
      <text:p text:style-name="P37">Propriété :</text:p>
      <text:p text:style-name="P34">Pour tous réels <text:span text:style-name="T7">a</text:span>, <text:span text:style-name="T7">b</text:span> et <text:span text:style-name="T7">c</text:span> avec <draw:frame draw:style-name="fr10" draw:name="Objet9" text:anchor-type="as-char" svg:width="1.034cm" svg:height="0.467cm" draw:z-index="57"><draw:object xlink:href="./Object 9" xlink:type="simple" xlink:show="embed" xlink:actuate="onLoad"/><draw:image xlink:href="./ObjectReplacements/Object 9" xlink:type="simple" xlink:show="embed" xlink:actuate="onLoad"/></draw:frame>, on a :<text:tab/></text:p>
      <text:p text:style-name="P34"/>
      <text:p text:style-name="P34"><text:tab/><text:tab/><draw:frame draw:style-name="fr10" draw:name="Objet10" text:anchor-type="as-char" svg:width="5.868cm" svg:height="0.543cm" draw:z-index="58"><draw:object xlink:href="./Object 10" xlink:type="simple" xlink:show="embed" xlink:actuate="onLoad"/><draw:image xlink:href="./ObjectReplacements/Object 10" xlink:type="simple" xlink:show="embed" xlink:actuate="onLoad"/></draw:frame> <text:s/>avec <draw:frame draw:style-name="fr10" draw:name="Objet12" text:anchor-type="as-char" svg:width="1.723cm" svg:height="0.998cm" draw:z-index="59"><draw:object xlink:href="./Object 12" xlink:type="simple" xlink:show="embed" xlink:actuate="onLoad"/><draw:image xlink:href="./ObjectReplacements/Object 12" xlink:type="simple" xlink:show="embed" xlink:actuate="onLoad"/></draw:frame> et <draw:frame draw:style-name="fr10" draw:name="Objet11" text:anchor-type="as-char" svg:width="1.723cm" svg:height="0.483cm" draw:z-index="6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4"><text:span text:style-name="T1">Exemples :</text:span> </text:p>
      <text:list xml:id="list41286322" text:style-name="L2">
        <text:list-item>
          <text:p text:style-name="P45"><draw:frame draw:style-name="fr10" draw:name="Objet15" text:anchor-type="as-char" svg:width="8.116cm" svg:height="0.543cm" draw:z-index="61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3"><text:tab/>On obtient donc la forme canonique de <text:span text:style-name="T7">P(x)</text:span> avec <draw:frame draw:style-name="fr10" draw:name="Objet27" text:anchor-type="as-char" svg:width="1.021cm" svg:height="0.467cm" draw:z-index="62"><draw:object xlink:href="./Object 27" xlink:type="simple" xlink:show="embed" xlink:actuate="onLoad"/><draw:image xlink:href="./ObjectReplacements/Object 27" xlink:type="simple" xlink:show="embed" xlink:actuate="onLoad"/></draw:frame>, <draw:frame draw:style-name="fr10" draw:name="Objet25" text:anchor-type="as-char" svg:width="1.048cm" svg:height="0.467cm" draw:z-index="63"><draw:object xlink:href="./Object 25" xlink:type="simple" xlink:show="embed" xlink:actuate="onLoad"/><draw:image xlink:href="./ObjectReplacements/Object 25" xlink:type="simple" xlink:show="embed" xlink:actuate="onLoad"/></draw:frame><text:span text:style-name="T11"> et </text:span><text:span text:style-name="T11"><draw:frame draw:style-name="fr10" draw:name="Objet26" text:anchor-type="as-char" svg:width="1.02cm" svg:height="0.467cm" draw:z-index="64"><draw:object xlink:href="./Object 26" xlink:type="simple" xlink:show="embed" xlink:actuate="onLoad"/><draw:image xlink:href="./ObjectReplacements/Object 26" xlink:type="simple" xlink:show="embed" xlink:actuate="onLoad"/></draw:frame></text:span>.</text:p>
      <text:p text:style-name="P3"/>
      <text:list xml:id="list41285866" text:style-name="L3">
        <text:list-item>
          <text:p text:style-name="P46">On considère le polynôme <draw:frame draw:style-name="fr10" draw:name="Objet16" text:anchor-type="as-char" svg:width="3.993cm" svg:height="0.483cm" draw:z-index="6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46">On a <draw:frame draw:style-name="fr10" draw:name="Objet17" text:anchor-type="as-char" svg:width="3.851cm" svg:height="0.543cm" draw:z-index="66"><draw:object xlink:href="./Object 17" xlink:type="simple" xlink:show="embed" xlink:actuate="onLoad"/><draw:image xlink:href="./ObjectReplacements/Object 17" xlink:type="simple" xlink:show="embed" xlink:actuate="onLoad"/></draw:frame> .<text:tab/><text:tab/><text:span text:style-name="T7">(forme réduite avec </text:span><text:span text:style-name="T7"><draw:frame draw:style-name="fr10" draw:name="Objet28" text:anchor-type="as-char" svg:width="1.325cm" svg:height="0.467cm" draw:z-index="6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7">, </text:span><text:span text:style-name="T7"><draw:frame draw:style-name="fr10" draw:name="Objet29" text:anchor-type="as-char" svg:width="1.007cm" svg:height="0.467cm" draw:z-index="6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 et </text:span><text:span text:style-name="T7"><draw:frame draw:style-name="fr10" draw:name="Objet30" text:anchor-type="as-char" svg:width="0.984cm" svg:height="0.467cm" draw:z-index="69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">)</text:span></text:p>
          <text:p text:style-name="P46">En calculant <draw:frame draw:style-name="fr10" draw:name="Objet18" text:anchor-type="as-char" svg:width="4.436cm" svg:height="1.014cm" draw:z-index="70"><draw:object xlink:href="./Object 18" xlink:type="simple" xlink:show="embed" xlink:actuate="onLoad"/><draw:image xlink:href="./ObjectReplacements/Object 18" xlink:type="simple" xlink:show="embed" xlink:actuate="onLoad"/></draw:frame> <text:s/>et <text:s/><draw:frame draw:style-name="fr10" draw:name="Objet19" text:anchor-type="as-char" svg:width="5.547cm" svg:height="0.543cm" draw:z-index="71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46">Donc <text:span text:style-name="T12"><draw:frame draw:style-name="fr10" draw:name="Objet21" text:anchor-type="as-char" svg:width="3.822cm" svg:height="0.543cm" draw:z-index="72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 <text:tab/><text:tab/></text:span><text:span text:style-name="T13">(forme canonique </text:span><text:span text:style-name="T12">avec </text:span><text:span text:style-name="T12"><draw:frame draw:style-name="fr10" draw:name="Objet34" text:anchor-type="as-char" svg:width="1.325cm" svg:height="0.467cm" draw:z-index="73"><draw:object xlink:href="./Object 34" xlink:type="simple" xlink:show="embed" xlink:actuate="onLoad"/><draw:image xlink:href="./ObjectReplacements/Object 34" xlink:type="simple" xlink:show="embed" xlink:actuate="onLoad"/></draw:frame></text:span><text:span text:style-name="T12">, </text:span><text:span text:style-name="T12"><draw:frame draw:style-name="fr10" draw:name="Objet32" text:anchor-type="as-char" svg:width="1.035cm" svg:height="0.467cm" draw:z-index="7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3"> et </text:span><text:span text:style-name="T13"><draw:frame draw:style-name="fr10" draw:name="Objet33" text:anchor-type="as-char" svg:width="1.014cm" svg:height="0.467cm" draw:z-index="7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3">)</text:span></text:p>
        </text:list-item>
      </text:list>
      <text:p text:style-name="P5"/>
      <text:p text:style-name="P5"/>
      <text:h text:style-name="P41" text:outline-level="2"><text:soft-page-break/>Représentation graphique</text:h>
      <text:p text:style-name="P35"><text:span text:style-name="T14">Définition :</text:span><text:span text:style-name="T11"> </text:span></text:p>
      <text:p text:style-name="P38"><text:span text:style-name="T11">La courbe représentative d'une fonction polynôme </text:span><text:span text:style-name="T11"><draw:frame draw:style-name="fr10" draw:name="Objet22" text:anchor-type="as-char" svg:width="0.944cm" svg:height="0.467cm" draw:z-index="76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 </text:span><text:span text:style-name="T11"><draw:g text:anchor-type="as-char" svg:y="-0.21cm" draw:z-index="1" draw:style-name="gr1"><draw:line draw:style-name="gr2" draw:text-style-name="P59" svg:x1="0cm" svg:y1="-0.001cm" svg:x2="0cm" svg:y2="0.165cm"><text:p/></draw:line><draw:line draw:style-name="gr2" draw:text-style-name="P59" svg:x1="0cm" svg:y1="0.082cm" svg:x2="0.529cm" svg:y2="0.082cm"><text:p/></draw:line><draw:line draw:style-name="gr2" draw:text-style-name="P59" svg:x1="0.529cm" svg:y1="0.082cm" svg:x2="0.439cm" svg:y2="-0.001cm"><text:p/></draw:line><draw:line draw:style-name="gr2" draw:text-style-name="P59" svg:x1="0.529cm" svg:y1="0.082cm" svg:x2="0.439cm" svg:y2="0.165cm"><text:p/></draw:line></draw:g></text:span><text:span text:style-name="T11"> </text:span><text:span text:style-name="T11"><draw:frame draw:style-name="fr10" draw:name="Objet20" text:anchor-type="as-char" svg:width="2.096cm" svg:height="0.527cm" draw:z-index="77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, avec a</text:span><text:span text:style-name="T3">≠</text:span>0, est une <text:span text:style-name="T6">parabole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Son sommet S(<text:span text:style-name="T3"> ; </text:span>) a pour abscisse <draw:frame draw:style-name="fr10" draw:name="Objet31" text:anchor-type="as-char" svg:width="1.723cm" svg:height="0.998cm" draw:z-index="78"><draw:object xlink:href="./Object 32" xlink:type="simple" xlink:show="embed" xlink:actuate="onLoad"/><draw:image xlink:href="./ObjectReplacements/Object 32" xlink:type="simple" xlink:show="embed" xlink:actuate="onLoad"/></draw:frame> et pour ordonnée <text:span text:style-name="T3"></text:span>=P(<text:span text:style-name="T3"></text:span>)</text:p>
          </table:table-cell>
          <table:table-cell table:style-name="Tableau2.B1" office:value-type="string">
            <text:p text:style-name="P28"><draw:frame draw:style-name="fr2" draw:name="images1" text:anchor-type="paragraph" svg:width="6.027cm" svg:height="4.865cm" draw:z-index="25"><draw:image xlink:href="Pictures/20000007000035B700002B5D074B36CD.svm" xlink:type="simple" xlink:show="embed" xlink:actuate="onLoad"/></draw:frame></text:p>
          </table:table-cell>
        </table:table-row>
      </table:table>
      <text:p text:style-name="P9">Remarque :</text:p>
      <text:p text:style-name="Standard">Le signe de <text:span text:style-name="T7">a</text:span> permet de connaître l'allure de la parabole :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Table_20_Contents">Si <draw:frame draw:style-name="fr10" draw:name="Objet35" text:anchor-type="as-char" svg:width="1.014cm" svg:height="0.467cm" draw:z-index="79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Table_20_Contents"/>
            <text:p text:style-name="Table_20_Contents">La parabole est tournée vers le haut</text:p>
          </table:table-cell>
          <table:table-cell table:style-name="Tableau3.A1" office:value-type="string">
            <text:p text:style-name="Table_20_Contents"><draw:frame draw:style-name="fr2" draw:name="images2" text:anchor-type="paragraph" svg:width="2.723cm" svg:height="2.685cm" draw:z-index="26"><draw:image xlink:href="Pictures/2000000700001BBD00001B59B3E3D68C.svm" xlink:type="simple" xlink:show="embed" xlink:actuate="onLoad"/></draw:frame></text:p>
          </table:table-cell>
          <table:table-cell table:style-name="Tableau3.C1" office:value-type="string">
            <text:p text:style-name="Table_20_Contents">Si <draw:frame draw:style-name="fr10" draw:name="Objet36" text:anchor-type="as-char" svg:width="1.014cm" svg:height="0.467cm" draw:z-index="80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Table_20_Contents"/>
            <text:p text:style-name="Table_20_Contents">La parabole est tournée vers le bas</text:p>
          </table:table-cell>
          <table:table-cell table:style-name="Tableau3.A1" office:value-type="string">
            <text:p text:style-name="Table_20_Contents"><draw:frame draw:style-name="fr2" draw:name="images3" text:anchor-type="paragraph" svg:width="3.641cm" svg:height="2.75cm" draw:z-index="27"><draw:image xlink:href="Pictures/2000000700001B27000014833FB1249B.svm" xlink:type="simple" xlink:show="embed" xlink:actuate="onLoad"/></draw:frame></text:p>
          </table:table-cell>
        </table:table-row>
      </table:table>
      <text:p text:style-name="P9">Exemples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list xml:id="list41292948" text:style-name="L4">
              <text:list-item>
                <text:p text:style-name="P47">La courbe représentative de la fonction <text:span text:style-name="T7">P</text:span> définie sur <text:span text:style-name="T16">ℝ</text:span> par <draw:frame draw:style-name="fr10" draw:name="Objet37" text:anchor-type="as-char" svg:width="3.505cm" svg:height="0.543cm" draw:z-index="81"><draw:object xlink:href="./Object 42" xlink:type="simple" xlink:show="embed" xlink:actuate="onLoad"/><draw:image xlink:href="./ObjectReplacements/Object 42" xlink:type="simple" xlink:show="embed" xlink:actuate="onLoad"/><svg:desc>formule</svg:desc></draw:frame> est une parabole <text:span text:style-name="T7">C</text:span><text:span text:style-name="T17">p </text:span><text:span text:style-name="T18">de sommet S(2 ; 0)</text:span></text:p>
              </text:list-item>
            </text:list>
            <text:p text:style-name="P11"/>
            <text:p text:style-name="Standard"><text:span text:style-name="T18">Comme </text:span><text:span text:style-name="T18"><draw:frame draw:style-name="fr10" draw:name="Objet38" text:anchor-type="as-char" svg:width="1.021cm" svg:height="0.467cm" draw:z-index="82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8"> (positif), la parabole </text:span><text:span text:style-name="T19">C</text:span><text:span text:style-name="T17">p</text:span><text:span text:style-name="T18"> est tournée vers le haut.</text:span></text:p>
          </table:table-cell>
          <table:table-cell table:style-name="Tableau4.B1" office:value-type="string">
            <text:p text:style-name="Table_20_Contents"><draw:frame draw:style-name="fr2" draw:name="images4" text:anchor-type="paragraph" svg:width="4.752cm" svg:height="4.951cm" draw:z-index="29"><draw:image xlink:href="Pictures/2000000700003C8D00003F17145B1199.svm" xlink:type="simple" xlink:show="embed" xlink:actuate="onLoad"/></draw:frame></text:p>
          </table:table-cell>
        </table:table-row>
        <table:table-row>
          <table:table-cell table:style-name="Tableau4.A1" office:value-type="string">
            <text:list xml:id="list41280933" text:style-name="L5">
              <text:list-item>
                <text:p text:style-name="P48">La courbe représentative de la fonction <text:span text:style-name="T7">Q</text:span> définie sur <text:span text:style-name="T16">ℝ</text:span> par <draw:frame draw:style-name="fr10" draw:name="Objet40" text:anchor-type="as-char" svg:width="3.851cm" svg:height="0.543cm" draw:z-index="83"><draw:object xlink:href="./Object 38" xlink:type="simple" xlink:show="embed" xlink:actuate="onLoad"/><draw:image xlink:href="./ObjectReplacements/Object 38" xlink:type="simple" xlink:show="embed" xlink:actuate="onLoad"/><svg:desc>formule</svg:desc></draw:frame> est une parabole <text:span text:style-name="T7">C</text:span><text:span text:style-name="T17">q </text:span><text:span text:style-name="T18">de sommet S'(1 ; 5)</text:span></text:p>
              </text:list-item>
            </text:list>
            <text:p text:style-name="P11"/>
            <text:p text:style-name="Standard"><text:span text:style-name="T18">Comme </text:span><text:span text:style-name="T18"><draw:frame draw:style-name="fr10" draw:name="Objet39" text:anchor-type="as-char" svg:width="1.328cm" svg:height="0.467cm" draw:z-index="8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8"> (négatif), la parabole </text:span><text:span text:style-name="T19">C</text:span><text:span text:style-name="T17">q </text:span><text:span text:style-name="T18"><text:s/>est tournée vers le bas.</text:span></text:p>
          </table:table-cell>
          <table:table-cell table:style-name="Tableau4.B1" office:value-type="string">
            <text:p text:style-name="Table_20_Contents"><draw:frame draw:style-name="fr2" draw:name="images5" text:anchor-type="paragraph" svg:width="3.799cm" svg:height="5.131cm" draw:z-index="28"><draw:image xlink:href="Pictures/20000007000046B500005F8391958F9C.svm" xlink:type="simple" xlink:show="embed" xlink:actuate="onLoad"/></draw:frame></text:p>
          </table:table-cell>
        </table:table-row>
      </table:table>
      <text:p text:style-name="Standard"/>
      <text:h text:style-name="P41" text:outline-level="2"><text:soft-page-break/>Sens de variation</text:h>
      <text:p text:style-name="P36">Théorème :</text:p>
      <text:p text:style-name="P33">Suivant le <text:span text:style-name="T6">signe de </text:span><text:span text:style-name="T8">a</text:span>, on obtient le sens de variation de la fonction polynôme du second degré :</text:p>
      <text:p text:style-name="P33"><text:tab/><draw:frame draw:style-name="fr10" draw:name="Objet49" text:anchor-type="as-char" svg:width="0.944cm" svg:height="0.467cm" draw:z-index="85"><draw:object xlink:href="./Object 49" xlink:type="simple" xlink:show="embed" xlink:actuate="onLoad"/><draw:image xlink:href="./ObjectReplacements/Object 49" xlink:type="simple" xlink:show="embed" xlink:actuate="onLoad"/></draw:frame> <draw:g text:anchor-type="as-char" svg:y="-0.21cm" draw:z-index="30" draw:style-name="gr1"><draw:line draw:style-name="gr2" draw:text-style-name="P59" svg:x1="0cm" svg:y1="-0.001cm" svg:x2="0cm" svg:y2="0.165cm"><text:p/></draw:line><draw:line draw:style-name="gr2" draw:text-style-name="P59" svg:x1="0cm" svg:y1="0.082cm" svg:x2="0.529cm" svg:y2="0.082cm"><text:p/></draw:line><draw:line draw:style-name="gr2" draw:text-style-name="P59" svg:x1="0.529cm" svg:y1="0.082cm" svg:x2="0.439cm" svg:y2="-0.001cm"><text:p/></draw:line><draw:line draw:style-name="gr2" draw:text-style-name="P59" svg:x1="0.529cm" svg:y1="0.082cm" svg:x2="0.439cm" svg:y2="0.165cm"><text:p/></draw:line></draw:g> <draw:frame draw:style-name="fr10" draw:name="Objet48" text:anchor-type="as-char" svg:width="2.096cm" svg:height="0.527cm" draw:z-index="86"><draw:object xlink:href="./Object 48" xlink:type="simple" xlink:show="embed" xlink:actuate="onLoad"/><draw:image xlink:href="./ObjectReplacements/Object 48" xlink:type="simple" xlink:show="embed" xlink:actuate="onLoad"/></draw:frame> avec <draw:frame draw:style-name="fr10" draw:name="Objet47" text:anchor-type="as-char" svg:width="1.034cm" svg:height="0.467cm" draw:z-index="87"><draw:object xlink:href="./Object 47" xlink:type="simple" xlink:show="embed" xlink:actuate="onLoad"/><draw:image xlink:href="./ObjectReplacements/Object 47" xlink:type="simple" xlink:show="embed" xlink:actuate="onLoad"/></draw:frame> ; <draw:frame draw:style-name="fr10" draw:name="Objet46" text:anchor-type="as-char" svg:width="1.723cm" svg:height="0.998cm" draw:z-index="88"><draw:object xlink:href="./Object 46" xlink:type="simple" xlink:show="embed" xlink:actuate="onLoad"/><draw:image xlink:href="./ObjectReplacements/Object 46" xlink:type="simple" xlink:show="embed" xlink:actuate="onLoad"/></draw:frame> et <draw:frame draw:style-name="fr10" draw:name="Objet24" text:anchor-type="as-char" svg:width="1.723cm" svg:height="0.483cm" draw:z-index="89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41292172" text:style-name="L6">
              <text:list-item>
                <text:p text:style-name="P57"><draw:frame draw:style-name="fr10" draw:name="Objet50" text:anchor-type="as-char" svg:width="1.014cm" svg:height="0.467cm" draw:z-index="90"><draw:object xlink:href="./Object 50" xlink:type="simple" xlink:show="embed" xlink:actuate="onLoad"/><draw:image xlink:href="./ObjectReplacements/Object 50" xlink:type="simple" xlink:show="embed" xlink:actuate="onLoad"/></draw:frame> (positif)</text:p>
              </text:list-item>
            </text:list>
            <text:p text:style-name="Standard"/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row>
                <table:table-cell table:style-name="Tableau6.A1" office:value-type="string">
                  <text:p text:style-name="P30">x</text:p>
                </table:table-cell>
                <table:table-cell table:style-name="Tableau6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6.C1" office:value-type="string">
                  <text:p text:style-name="Table_20_Heading"/>
                </table:table-cell>
                <table:table-cell table:style-name="Tableau6.D1" office:value-type="string">
                  <text:p text:style-name="P12"></text:p>
                </table:table-cell>
                <table:table-cell table:style-name="Tableau6.C1" office:value-type="string">
                  <text:p text:style-name="Table_20_Heading"/>
                </table:table-cell>
                <table:table-cell table:style-name="Tableau6.F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6.2">
                <table:table-cell table:style-name="Tableau6.A2" office:value-type="string">
                  <text:p text:style-name="P24">f(x)</text:p>
                </table:table-cell>
                <table:table-cell table:style-name="Tableau6.B2" office:value-type="string">
                  <text:p text:style-name="P23">+<text:span text:style-name="T3">∞</text:span></text:p>
                </table:table-cell>
                <table:table-cell table:style-name="Tableau6.C2" office:value-type="string">
                  <text:p text:style-name="P23"><draw:polygon text:anchor-type="as-char" draw:z-index="31" draw:style-name="gr3" draw:text-style-name="P60" svg:width="1.322cm" svg:height="0.175cm" draw:transform="rotate (-0.698131700798786) translate (0.0562199266321674cm -0.492738085064816cm)" svg:viewBox="0 0 1323 176" draw:points="0,88 1323,88 1058,176 1058,0 1323,88"><text:p/></draw:polygon></text:p>
                </table:table-cell>
                <table:table-cell table:style-name="Tableau6.D2" office:value-type="string">
                  <text:p text:style-name="P13"></text:p>
                </table:table-cell>
                <table:table-cell table:style-name="Tableau6.C2" office:value-type="string">
                  <text:p text:style-name="P23"><draw:polygon text:anchor-type="as-char" draw:z-index="32" draw:style-name="gr3" draw:text-style-name="P60" svg:width="1.322cm" svg:height="0.175cm" draw:transform="rotate (0.6981317007976) translate (-0.0571606656199556cm 0.357616356917968cm)" svg:viewBox="0 0 1323 176" draw:points="0,88 1323,88 1058,176 1058,0 1323,88"><text:p/></draw:polygon></text:p>
                </table:table-cell>
                <table:table-cell table:style-name="Tableau6.F2" office:value-type="string">
                  <text:p text:style-name="P23">+<text:span text:style-name="T3">∞</text:span></text:p>
                </table:table-cell>
              </table:table-row>
            </table:table>
            <text:p text:style-name="P11"/>
          </table:table-cell>
          <table:table-cell table:style-name="Tableau5.B1" office:value-type="string">
            <text:list xml:id="list41307917" text:style-name="L7">
              <text:list-item>
                <text:p text:style-name="P58"><draw:frame draw:style-name="fr10" draw:name="Objet51" text:anchor-type="as-char" svg:width="1.014cm" svg:height="0.467cm" draw:z-index="91"><draw:object xlink:href="./Object 51" xlink:type="simple" xlink:show="embed" xlink:actuate="onLoad"/><draw:image xlink:href="./ObjectReplacements/Object 51" xlink:type="simple" xlink:show="embed" xlink:actuate="onLoad"/></draw:frame> (négatif)</text:p>
              </text:list-item>
            </text:list>
            <text:p text:style-name="Standard"/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column table:style-name="Tableau7.F"/>
              <table:table-row>
                <table:table-cell table:style-name="Tableau7.A1" office:value-type="string">
                  <text:p text:style-name="P30">x</text:p>
                </table:table-cell>
                <table:table-cell table:style-name="Tableau7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12">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F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24">f(x)</text:p>
                </table:table-cell>
                <table:table-cell table:style-name="Tableau7.B2" office:value-type="string">
                  <text:p text:style-name="P27">-∞</text:p>
                </table:table-cell>
                <table:table-cell table:style-name="Tableau7.C2" office:value-type="string">
                  <text:p text:style-name="P23"><draw:polygon text:anchor-type="as-char" draw:z-index="34" draw:style-name="gr3" draw:text-style-name="P60" svg:width="1.322cm" svg:height="0.175cm" draw:transform="rotate (0.6981317007976) translate (-0.0571606656199717cm 0.357616356917994cm)" svg:viewBox="0 0 1323 176" draw:points="0,88 1323,88 1058,176 1058,0 1323,88"><text:p/></draw:polygon></text:p>
                </table:table-cell>
                <table:table-cell table:style-name="Tableau7.D2" office:value-type="string">
                  <text:p text:style-name="P13"></text:p>
                </table:table-cell>
                <table:table-cell table:style-name="Tableau7.C2" office:value-type="string">
                  <text:p text:style-name="P23"><draw:polygon text:anchor-type="as-char" draw:z-index="33" draw:style-name="gr3" draw:text-style-name="P60" svg:width="1.322cm" svg:height="0.175cm" draw:transform="rotate (-0.698131700798786) translate (0.0562199266321514cm -0.492738085064816cm)" svg:viewBox="0 0 1323 176" draw:points="0,88 1323,88 1058,176 1058,0 1323,88"><text:p/></draw:polygon></text:p>
                </table:table-cell>
                <table:table-cell table:style-name="Tableau7.F2" office:value-type="string">
                  <text:p text:style-name="P27">-∞</text:p>
                </table:table-cell>
              </table:table-row>
            </table:table>
            <text:p text:style-name="P11"/>
          </table:table-cell>
        </table:table-row>
      </table:table>
      <text:p text:style-name="Standard"><text:span text:style-name="T19">Démonstration</text:span><text:span text:style-name="T18"> :</text:span></text:p>
      <text:p text:style-name="Standard"><text:span text:style-name="T18">Pour le cas où </text:span><text:span text:style-name="T18"><draw:frame draw:style-name="fr10" draw:name="Objet69" text:anchor-type="as-char" svg:width="1.014cm" svg:height="0.467cm" draw:z-index="92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10"><text:span text:style-name="T18">En mettant </text:span><text:span text:style-name="T19">f</text:span><text:span text:style-name="T18"> sous sa forme canonique on obtient </text:span><text:span text:style-name="T18"><draw:frame draw:style-name="fr10" draw:name="Objet52" text:anchor-type="as-char" svg:width="3.607cm" svg:height="0.543cm" draw:z-index="93"><draw:object xlink:href="./Object 52" xlink:type="simple" xlink:show="embed" xlink:actuate="onLoad"/><draw:image xlink:href="./ObjectReplacements/Object 52" xlink:type="simple" xlink:show="embed" xlink:actuate="onLoad"/></draw:frame></text:span><text:span text:style-name="T18">.</text:span></text:p>
      <text:list xml:id="list41301930" text:style-name="L8">
        <text:list-item>
          <text:p text:style-name="P49"><text:span text:style-name="T18">Pour </text:span><text:span text:style-name="T21">tout </text:span><text:span text:style-name="T22">x</text:span><text:span text:style-name="T21">, on a </text:span><text:span text:style-name="T21"><draw:frame draw:style-name="fr10" draw:name="Objet53" text:anchor-type="as-char" svg:width="1.692cm" svg:height="0.483cm" draw:z-index="94"><draw:object xlink:href="./Object 53" xlink:type="simple" xlink:show="embed" xlink:actuate="onLoad"/><draw:image xlink:href="./ObjectReplacements/Object 53" xlink:type="simple" xlink:show="embed" xlink:actuate="onLoad"/></draw:frame></text:span><text:span text:style-name="T21"> (donc </text:span><text:span text:style-name="T20"></text:span> est un minimum de <text:span text:style-name="T7">f</text:span> sur ]<text:span text:style-name="T5">–∞</text:span> ; +<text:span text:style-name="T3">∞</text:span>[)</text:p>
        </text:list-item>
        <text:list-item>
          <text:p text:style-name="P49">Pour <draw:frame draw:style-name="fr10" draw:name="Objet55" text:anchor-type="as-char" svg:width="0.573cm" svg:height="0.531cm" draw:z-index="95"><draw:object xlink:href="./Object 55" xlink:type="simple" xlink:show="embed" xlink:actuate="onLoad"/><draw:image xlink:href="./ObjectReplacements/Object 55" xlink:type="simple" xlink:show="embed" xlink:actuate="onLoad"/></draw:frame> et <draw:frame draw:style-name="fr10" draw:name="Objet56" text:anchor-type="as-char" svg:width="0.579cm" svg:height="0.531cm" draw:z-index="96"><draw:object xlink:href="./Object 56" xlink:type="simple" xlink:show="embed" xlink:actuate="onLoad"/><draw:image xlink:href="./ObjectReplacements/Object 56" xlink:type="simple" xlink:show="embed" xlink:actuate="onLoad"/></draw:frame> appartenant à ]<text:span text:style-name="T5">–∞</text:span> ; <text:span text:style-name="T3"></text:span>[ (donc <draw:frame draw:style-name="fr10" draw:name="Objet64" text:anchor-type="as-char" svg:width="1.185cm" svg:height="0.531cm" draw:z-index="97"><draw:object xlink:href="./Object 64" xlink:type="simple" xlink:show="embed" xlink:actuate="onLoad"/><draw:image xlink:href="./ObjectReplacements/Object 64" xlink:type="simple" xlink:show="embed" xlink:actuate="onLoad"/></draw:frame> et <draw:frame draw:style-name="fr10" draw:name="Objet65" text:anchor-type="as-char" svg:width="1.192cm" svg:height="0.531cm" draw:z-index="98"><draw:object xlink:href="./Object 65" xlink:type="simple" xlink:show="embed" xlink:actuate="onLoad"/><draw:image xlink:href="./ObjectReplacements/Object 65" xlink:type="simple" xlink:show="embed" xlink:actuate="onLoad"/></draw:frame><text:span text:style-name="T3">)</text:span>, on a :</text:p>
        </text:list-item>
      </text:list>
      <text:p text:style-name="P10"><text:tab/>Si <draw:frame draw:style-name="fr10" draw:name="Objet57" text:anchor-type="as-char" svg:width="1.304cm" svg:height="0.531cm" draw:z-index="99"><draw:object xlink:href="./Object 57" xlink:type="simple" xlink:show="embed" xlink:actuate="onLoad"/><draw:image xlink:href="./ObjectReplacements/Object 57" xlink:type="simple" xlink:show="embed" xlink:actuate="onLoad"/></draw:frame>, (donc <draw:frame draw:style-name="fr10" draw:name="Objet58" text:anchor-type="as-char" svg:width="1.87cm" svg:height="0.531cm" draw:z-index="100"><draw:object xlink:href="./Object 58" xlink:type="simple" xlink:show="embed" xlink:actuate="onLoad"/><draw:image xlink:href="./ObjectReplacements/Object 58" xlink:type="simple" xlink:show="embed" xlink:actuate="onLoad"/></draw:frame>) alors </text:p>
      <text:p text:style-name="P10"><text:tab/><draw:frame draw:style-name="fr10" draw:name="Objet59" text:anchor-type="as-char" svg:width="8.518cm" svg:height="0.591cm" draw:z-index="101"><draw:object xlink:href="./Object 59" xlink:type="simple" xlink:show="embed" xlink:actuate="onLoad"/><draw:image xlink:href="./ObjectReplacements/Object 59" xlink:type="simple" xlink:show="embed" xlink:actuate="onLoad"/></draw:frame> </text:p>
      <text:p text:style-name="P10"><text:tab/><draw:frame draw:style-name="fr10" draw:name="Objet61" text:anchor-type="as-char" svg:width="10.816cm" svg:height="0.591cm" draw:z-index="102"><draw:object xlink:href="./Object 61" xlink:type="simple" xlink:show="embed" xlink:actuate="onLoad"/><draw:image xlink:href="./ObjectReplacements/Object 61" xlink:type="simple" xlink:show="embed" xlink:actuate="onLoad"/></draw:frame></text:p>
      <text:p text:style-name="P10"><text:tab/><draw:frame draw:style-name="fr10" draw:name="Objet60" text:anchor-type="as-char" svg:width="14.155cm" svg:height="0.591cm" draw:z-index="103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10"><text:tab/><draw:frame draw:style-name="fr10" draw:name="Objet62" text:anchor-type="as-char" svg:width="7.306cm" svg:height="0.531cm" draw:z-index="104"><draw:object xlink:href="./Object 62" xlink:type="simple" xlink:show="embed" xlink:actuate="onLoad"/><draw:image xlink:href="./ObjectReplacements/Object 62" xlink:type="simple" xlink:show="embed" xlink:actuate="onLoad"/><svg:desc>formule</svg:desc></draw:frame> avec <draw:frame draw:style-name="fr10" draw:name="Objet63" text:anchor-type="as-char" svg:width="1.87cm" svg:height="0.531cm" draw:z-index="105"><draw:object xlink:href="./Object 63" xlink:type="simple" xlink:show="embed" xlink:actuate="onLoad"/><draw:image xlink:href="./ObjectReplacements/Object 63" xlink:type="simple" xlink:show="embed" xlink:actuate="onLoad"/></draw:frame> et <draw:frame draw:style-name="fr10" draw:name="Objet66" text:anchor-type="as-char" svg:width="2.187cm" svg:height="0.531cm" draw:z-index="106"><draw:object xlink:href="./Object 66" xlink:type="simple" xlink:show="embed" xlink:actuate="onLoad"/><draw:image xlink:href="./ObjectReplacements/Object 66" xlink:type="simple" xlink:show="embed" xlink:actuate="onLoad"/></draw:frame> donc</text:p>
      <text:p text:style-name="P4"><text:tab/><draw:frame draw:style-name="fr10" draw:name="Objet67" text:anchor-type="as-char" svg:width="3.161cm" svg:height="0.529cm" draw:z-index="107"><draw:object xlink:href="./Object 67" xlink:type="simple" xlink:show="embed" xlink:actuate="onLoad"/><draw:image xlink:href="./ObjectReplacements/Object 67" xlink:type="simple" xlink:show="embed" xlink:actuate="onLoad"/></draw:frame> et <draw:frame draw:style-name="fr10" draw:name="Objet68" text:anchor-type="as-char" svg:width="2.602cm" svg:height="0.529cm" draw:z-index="108"><draw:object xlink:href="./Object 68" xlink:type="simple" xlink:show="embed" xlink:actuate="onLoad"/><draw:image xlink:href="./ObjectReplacements/Object 68" xlink:type="simple" xlink:show="embed" xlink:actuate="onLoad"/></draw:frame> </text:p>
      <text:p text:style-name="P4"><text:tab/>Ainsi <text:span text:style-name="T7">f</text:span> est décroissante sur ]<text:span text:style-name="T5">–∞</text:span> ; <text:span text:style-name="T3"></text:span>[</text:p>
      <text:p text:style-name="Standard">On démontre les autres cas de la même manière.</text:p>
      <text:p text:style-name="Standard"/>
      <text:p text:style-name="P8"/>
      <text:h text:style-name="P43" text:outline-level="1">Équation du second degré</text:h>
      <text:h text:style-name="P41" text:outline-level="2">Définition</text:h>
      <text:p text:style-name="P33">Une <text:span text:style-name="T6">équation du second degré</text:span> à <text:span text:style-name="T6">une inconnue</text:span> <text:span text:style-name="T7">x</text:span> est une équation qui peut s'écrire sous la forme :</text:p>
      <text:p text:style-name="P39"><draw:frame draw:style-name="fr10" draw:name="Objet54" text:anchor-type="as-char" svg:width="2.681cm" svg:height="0.527cm" draw:z-index="109"><draw:object xlink:href="./Object 54" xlink:type="simple" xlink:show="embed" xlink:actuate="onLoad"/><draw:image xlink:href="./ObjectReplacements/Object 54" xlink:type="simple" xlink:show="embed" xlink:actuate="onLoad"/></draw:frame></text:p>
      <text:p text:style-name="P33">où <text:span text:style-name="T7">a</text:span>, <text:span text:style-name="T7">b</text:span> et <text:span text:style-name="T7">c</text:span> sont des réels donnés et <draw:frame draw:style-name="fr10" draw:name="Objet70" text:anchor-type="as-char" svg:width="1.034cm" svg:height="0.467cm" draw:z-index="110"><draw:object xlink:href="./Object 70" xlink:type="simple" xlink:show="embed" xlink:actuate="onLoad"/><draw:image xlink:href="./ObjectReplacements/Object 70" xlink:type="simple" xlink:show="embed" xlink:actuate="onLoad"/></draw:frame>.</text:p>
      <text:p text:style-name="Standard"/>
      <text:p text:style-name="P9">Exemples :</text:p>
      <text:list xml:id="list41299059" text:style-name="L9">
        <text:list-item>
          <text:p text:style-name="P50"><draw:frame draw:style-name="fr10" draw:name="Objet71" text:anchor-type="as-char" svg:width="2.843cm" svg:height="0.527cm" draw:z-index="11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50"><draw:frame draw:style-name="fr10" draw:name="Objet72" text:anchor-type="as-char" svg:width="1.99cm" svg:height="0.527cm" draw:z-index="11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50"><draw:frame draw:style-name="fr10" draw:name="Objet73" text:anchor-type="as-char" svg:width="2.323cm" svg:height="0.527cm" draw:z-index="113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50">L'équation (E) <draw:frame draw:style-name="fr10" draw:name="Objet74" text:anchor-type="as-char" svg:width="3.588cm" svg:height="0.527cm" draw:z-index="114"><draw:object xlink:href="./Object 74" xlink:type="simple" xlink:show="embed" xlink:actuate="onLoad"/><draw:image xlink:href="./ObjectReplacements/Object 74" xlink:type="simple" xlink:show="embed" xlink:actuate="onLoad"/></draw:frame> peut s'écrire sous la forme <draw:frame draw:style-name="fr10" draw:name="Objet75" text:anchor-type="as-char" svg:width="2.681cm" svg:height="0.527cm" draw:z-index="115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50">En effet, (E) équivaut à <draw:frame draw:style-name="fr10" draw:name="Objet76" text:anchor-type="as-char" svg:width="4.179cm" svg:height="0.527cm" draw:z-index="116"><draw:object xlink:href="./Object 76" xlink:type="simple" xlink:show="embed" xlink:actuate="onLoad"/><draw:image xlink:href="./ObjectReplacements/Object 76" xlink:type="simple" xlink:show="embed" xlink:actuate="onLoad"/></draw:frame> soit <draw:frame draw:style-name="fr10" draw:name="Objet77" text:anchor-type="as-char" svg:width="2.91cm" svg:height="0.527cm" draw:z-index="117"><draw:object xlink:href="./Object 77" xlink:type="simple" xlink:show="embed" xlink:actuate="onLoad"/><draw:image xlink:href="./ObjectReplacements/Object 77" xlink:type="simple" xlink:show="embed" xlink:actuate="onLoad"/></draw:frame></text:p>
          <text:p text:style-name="P50">Donc ici <draw:frame draw:style-name="fr10" draw:name="Objet78" text:anchor-type="as-char" svg:width="1.312cm" svg:height="0.467cm" draw:z-index="118"><draw:object xlink:href="./Object 78" xlink:type="simple" xlink:show="embed" xlink:actuate="onLoad"/><draw:image xlink:href="./ObjectReplacements/Object 78" xlink:type="simple" xlink:show="embed" xlink:actuate="onLoad"/></draw:frame> ; <draw:frame draw:style-name="fr10" draw:name="Objet80" text:anchor-type="as-char" svg:width="1.007cm" svg:height="0.467cm" draw:z-index="119"><draw:object xlink:href="./Object 80" xlink:type="simple" xlink:show="embed" xlink:actuate="onLoad"/><draw:image xlink:href="./ObjectReplacements/Object 80" xlink:type="simple" xlink:show="embed" xlink:actuate="onLoad"/></draw:frame> et <draw:frame draw:style-name="fr10" draw:name="Objet79" text:anchor-type="as-char" svg:width="1.298cm" svg:height="0.467cm" draw:z-index="120"><draw:object xlink:href="./Object 79" xlink:type="simple" xlink:show="embed" xlink:actuate="onLoad"/><draw:image xlink:href="./ObjectReplacements/Object 79" xlink:type="simple" xlink:show="embed" xlink:actuate="onLoad"/></draw:frame>.</text:p>
        </text:list-item>
      </text:list>
      <text:h text:style-name="P41" text:outline-level="2">Discriminant</text:h>
      <text:p text:style-name="P36">Propriété :</text:p>
      <text:p text:style-name="P34">Pour tous réels <text:span text:style-name="T7">a</text:span>, <text:span text:style-name="T7">b</text:span> et <text:span text:style-name="T7">c</text:span> avec <draw:frame draw:style-name="fr10" draw:name="Objet81" text:anchor-type="as-char" svg:width="1.034cm" svg:height="0.467cm" draw:z-index="144"><draw:object xlink:href="./Object 81" xlink:type="simple" xlink:show="embed" xlink:actuate="onLoad"/><draw:image xlink:href="./ObjectReplacements/Object 81" xlink:type="simple" xlink:show="embed" xlink:actuate="onLoad"/><svg:desc>formule</svg:desc></draw:frame>, on a :</text:p>
      <text:p text:style-name="P34"><text:tab/><draw:frame draw:style-name="fr10" draw:name="Objet82" text:anchor-type="as-char" svg:width="5.775cm" svg:height="1.289cm" draw:z-index="145"><draw:object xlink:href="./Object 82" xlink:type="simple" xlink:show="embed" xlink:actuate="onLoad"/><draw:image xlink:href="./ObjectReplacements/Object 82" xlink:type="simple" xlink:show="embed" xlink:actuate="onLoad"/></draw:frame> avec <draw:frame draw:style-name="fr10" draw:name="Objet83" text:anchor-type="as-char" svg:width="2.275cm" svg:height="0.527cm" draw:z-index="146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/>
      <text:p text:style-name="P18">Démonstration :</text:p>
      <text:p text:style-name="Standard"><text:tab/><draw:frame draw:style-name="fr10" draw:name="Objet87" text:anchor-type="as-char" svg:width="12.481cm" svg:height="1.277cm" draw:z-index="147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text:tab/><draw:frame draw:style-name="fr10" draw:name="Objet86" text:anchor-type="as-char" svg:width="9.611cm" svg:height="1.404cm" draw:z-index="148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><text:tab/><draw:frame draw:style-name="fr10" draw:name="Objet84" text:anchor-type="as-char" svg:width="6.613cm" svg:height="1.289cm" draw:z-index="149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/>
      <text:p text:style-name="P36">Définition :</text:p>
      <text:p text:style-name="P33">Le nombre <draw:frame draw:style-name="fr10" draw:name="Objet5" text:anchor-type="as-char" svg:width="2.275cm" svg:height="0.527cm" draw:z-index="150"><draw:object xlink:href="./Object 5" xlink:type="simple" xlink:show="embed" xlink:actuate="onLoad"/><draw:image xlink:href="./ObjectReplacements/Object 5" xlink:type="simple" xlink:show="embed" xlink:actuate="onLoad"/></draw:frame> est appelé <text:span text:style-name="T6">discriminant</text:span> de l'équation <draw:frame draw:style-name="fr10" draw:name="Objet6" text:anchor-type="as-char" svg:width="2.681cm" svg:height="0.527cm" draw:z-index="151"><draw:object xlink:href="./Object 6" xlink:type="simple" xlink:show="embed" xlink:actuate="onLoad"/><draw:image xlink:href="./ObjectReplacements/Object 6" xlink:type="simple" xlink:show="embed" xlink:actuate="onLoad"/></draw:frame>. </text:p>
      <text:h text:style-name="P41" text:outline-level="2">Résolution</text:h>
      <text:p text:style-name="P36">Théorème :</text:p>
      <text:p text:style-name="P33">Résolution de l'équation du second degré <draw:frame draw:style-name="fr10" draw:name="Objet7" text:anchor-type="as-char" svg:width="2.681cm" svg:height="0.527cm" draw:z-index="152"><draw:object xlink:href="./Object 7" xlink:type="simple" xlink:show="embed" xlink:actuate="onLoad"/><draw:image xlink:href="./ObjectReplacements/Object 7" xlink:type="simple" xlink:show="embed" xlink:actuate="onLoad"/></draw:frame> <draw:frame draw:style-name="fr10" draw:name="Objet8" text:anchor-type="as-char" svg:width="1.346cm" svg:height="0.483cm" draw:z-index="153"><draw:object xlink:href="./Object 8" xlink:type="simple" xlink:show="embed" xlink:actuate="onLoad"/><draw:image xlink:href="./ObjectReplacements/Object 8" xlink:type="simple" xlink:show="embed" xlink:actuate="onLoad"/></draw:frame></text:p>
      <text:p text:style-name="P33"><draw:frame draw:style-name="fr10" draw:name="Objet14" text:anchor-type="as-char" svg:width="2.275cm" svg:height="0.527cm" draw:z-index="15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list xml:id="list41307257" text:style-name="L10">
        <text:list-item>
          <text:p text:style-name="P56">Lorsque <draw:frame draw:style-name="fr10" draw:name="Objet23" text:anchor-type="as-char" svg:width="1.101cm" svg:height="0.467cm" draw:z-index="155"><draw:object xlink:href="./Object 23" xlink:type="simple" xlink:show="embed" xlink:actuate="onLoad"/><draw:image xlink:href="./ObjectReplacements/Object 23" xlink:type="simple" xlink:show="embed" xlink:actuate="onLoad"/></draw:frame>, l'équation n'a pas de solution.</text:p>
        </text:list-item>
        <text:list-item>
          <text:p text:style-name="P56">Lorsque <draw:frame draw:style-name="fr10" draw:name="Objet85" text:anchor-type="as-char" svg:width="1.101cm" svg:height="0.467cm" draw:z-index="156"><draw:object xlink:href="./Object 85" xlink:type="simple" xlink:show="embed" xlink:actuate="onLoad"/><draw:image xlink:href="./ObjectReplacements/Object 85" xlink:type="simple" xlink:show="embed" xlink:actuate="onLoad"/></draw:frame>, l'équation admet une solution <draw:frame draw:style-name="fr10" draw:name="Objet88" text:anchor-type="as-char" svg:width="1.699cm" svg:height="0.998cm" draw:z-index="157"><draw:object xlink:href="./Object 88" xlink:type="simple" xlink:show="embed" xlink:actuate="onLoad"/><draw:image xlink:href="./ObjectReplacements/Object 88" xlink:type="simple" xlink:show="embed" xlink:actuate="onLoad"/></draw:frame> (dite racine double)</text:p>
        </text:list-item>
        <text:list-item>
          <text:p text:style-name="P56">Lorsque <draw:frame draw:style-name="fr10" draw:name="Objet89" text:anchor-type="as-char" svg:width="1.101cm" svg:height="0.467cm" draw:z-index="158"><draw:object xlink:href="./Object 89" xlink:type="simple" xlink:show="embed" xlink:actuate="onLoad"/><draw:image xlink:href="./ObjectReplacements/Object 89" xlink:type="simple" xlink:show="embed" xlink:actuate="onLoad"/></draw:frame>, l'équation admet deux solutions distinctes :</text:p>
        </text:list-item>
      </text:list>
      <text:p text:style-name="P33"><text:tab/><text:tab/><draw:frame draw:style-name="fr10" draw:name="Objet90" text:anchor-type="as-char" svg:width="2.475cm" svg:height="1.035cm" draw:z-index="159"><draw:object xlink:href="./Object 90" xlink:type="simple" xlink:show="embed" xlink:actuate="onLoad"/><draw:image xlink:href="./ObjectReplacements/Object 90" xlink:type="simple" xlink:show="embed" xlink:actuate="onLoad"/></draw:frame><text:tab/>et <text:tab/><draw:frame draw:style-name="fr10" draw:name="Objet91" text:anchor-type="as-char" svg:width="2.491cm" svg:height="1.035cm" draw:z-index="160"><draw:object xlink:href="./Object 91" xlink:type="simple" xlink:show="embed" xlink:actuate="onLoad"/><draw:image xlink:href="./ObjectReplacements/Object 91" xlink:type="simple" xlink:show="embed" xlink:actuate="onLoad"/></draw:frame></text:p>
      <text:p text:style-name="Standard"/>
      <text:p text:style-name="P18"><text:soft-page-break/>Démonstration :</text:p>
      <text:p text:style-name="Standard">On sait que <draw:frame draw:style-name="fr10" draw:name="Objet92" text:anchor-type="as-char" svg:width="2.681cm" svg:height="0.527cm" draw:z-index="121"><draw:object xlink:href="./Object 92" xlink:type="simple" xlink:show="embed" xlink:actuate="onLoad"/><draw:image xlink:href="./ObjectReplacements/Object 92" xlink:type="simple" xlink:show="embed" xlink:actuate="onLoad"/><svg:desc>formule</svg:desc></draw:frame> équivaut à <draw:frame draw:style-name="fr10" draw:name="Objet93" text:anchor-type="as-char" svg:width="4.064cm" svg:height="1.289cm" draw:z-index="122"><draw:object xlink:href="./Object 93" xlink:type="simple" xlink:show="embed" xlink:actuate="onLoad"/><draw:image xlink:href="./ObjectReplacements/Object 93" xlink:type="simple" xlink:show="embed" xlink:actuate="onLoad"/><svg:desc>formule</svg:desc></draw:frame> donc à <draw:frame draw:style-name="fr10" draw:name="Objet94" text:anchor-type="as-char" svg:width="3.471cm" svg:height="1.171cm" draw:z-index="123"><draw:object xlink:href="./Object 94" xlink:type="simple" xlink:show="embed" xlink:actuate="onLoad"/><draw:image xlink:href="./ObjectReplacements/Object 94" xlink:type="simple" xlink:show="embed" xlink:actuate="onLoad"/><svg:desc>formule</svg:desc></draw:frame> (a<text:span text:style-name="T3">≠</text:span>0), c'est-à-dire <draw:frame draw:style-name="fr10" draw:name="Objet95" text:anchor-type="as-char" svg:width="2.907cm" svg:height="1.171cm" draw:z-index="124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<text:p text:style-name="Standard">En posant <draw:frame draw:style-name="fr10" draw:name="Objet96" text:anchor-type="as-char" svg:width="2.133cm" svg:height="0.998cm" draw:z-index="125"><draw:object xlink:href="./Object 96" xlink:type="simple" xlink:show="embed" xlink:actuate="onLoad"/><draw:image xlink:href="./ObjectReplacements/Object 96" xlink:type="simple" xlink:show="embed" xlink:actuate="onLoad"/></draw:frame>, résoudre l'équation <draw:frame draw:style-name="fr10" draw:name="Objet97" text:anchor-type="as-char" svg:width="2.681cm" svg:height="0.527cm" draw:z-index="126"><draw:object xlink:href="./Object 97" xlink:type="simple" xlink:show="embed" xlink:actuate="onLoad"/><draw:image xlink:href="./ObjectReplacements/Object 97" xlink:type="simple" xlink:show="embed" xlink:actuate="onLoad"/><svg:desc>formule</svg:desc></draw:frame> revient donc à résoudre <draw:frame draw:style-name="fr10" draw:name="Objet98" text:anchor-type="as-char" svg:width="1.812cm" svg:height="1.014cm" draw:z-index="127"><draw:object xlink:href="./Object 98" xlink:type="simple" xlink:show="embed" xlink:actuate="onLoad"/><draw:image xlink:href="./ObjectReplacements/Object 98" xlink:type="simple" xlink:show="embed" xlink:actuate="onLoad"/></draw:frame>.</text:p>
      <text:list xml:id="list41292497" text:style-name="L11">
        <text:list-item>
          <text:p text:style-name="P51">Si <draw:frame draw:style-name="fr10" draw:name="Objet99" text:anchor-type="as-char" svg:width="1.101cm" svg:height="0.467cm" draw:z-index="128"><draw:object xlink:href="./Object 99" xlink:type="simple" xlink:show="embed" xlink:actuate="onLoad"/><draw:image xlink:href="./ObjectReplacements/Object 99" xlink:type="simple" xlink:show="embed" xlink:actuate="onLoad"/><svg:desc>formule</svg:desc></draw:frame>, alors <draw:frame draw:style-name="fr10" draw:name="Objet100" text:anchor-type="as-char" svg:width="1.512cm" svg:height="1.014cm" draw:z-index="129"><draw:object xlink:href="./Object 100" xlink:type="simple" xlink:show="embed" xlink:actuate="onLoad"/><draw:image xlink:href="./ObjectReplacements/Object 100" xlink:type="simple" xlink:show="embed" xlink:actuate="onLoad"/></draw:frame>. L'équation n' a pas de solution (car <draw:frame draw:style-name="fr10" draw:name="Objet101" text:anchor-type="as-char" svg:width="0.72cm" svg:height="0.527cm" draw:z-index="130"><draw:object xlink:href="./Object 101" xlink:type="simple" xlink:show="embed" xlink:actuate="onLoad"/><draw:image xlink:href="./ObjectReplacements/Object 101" xlink:type="simple" xlink:show="embed" xlink:actuate="onLoad"/></draw:frame> est positif).</text:p>
        </text:list-item>
        <text:list-item>
          <text:p text:style-name="P51">Si <draw:frame draw:style-name="fr10" draw:name="Objet102" text:anchor-type="as-char" svg:width="1.101cm" svg:height="0.467cm" draw:z-index="131"><draw:object xlink:href="./Object 102" xlink:type="simple" xlink:show="embed" xlink:actuate="onLoad"/><draw:image xlink:href="./ObjectReplacements/Object 102" xlink:type="simple" xlink:show="embed" xlink:actuate="onLoad"/><svg:desc>formule</svg:desc></draw:frame>, alors l'équation s'écrit <draw:frame draw:style-name="fr10" draw:name="Objet103" text:anchor-type="as-char" svg:width="1.293cm" svg:height="0.527cm" draw:z-index="132"><draw:object xlink:href="./Object 103" xlink:type="simple" xlink:show="embed" xlink:actuate="onLoad"/><draw:image xlink:href="./ObjectReplacements/Object 103" xlink:type="simple" xlink:show="embed" xlink:actuate="onLoad"/></draw:frame>. Cette équation a une seule solution <draw:frame draw:style-name="fr10" draw:name="Objet104" text:anchor-type="as-char" svg:width="1.159cm" svg:height="0.467cm" draw:z-index="133"><draw:object xlink:href="./Object 104" xlink:type="simple" xlink:show="embed" xlink:actuate="onLoad"/><draw:image xlink:href="./ObjectReplacements/Object 104" xlink:type="simple" xlink:show="embed" xlink:actuate="onLoad"/></draw:frame>, c'est-à-dire <draw:frame draw:style-name="fr10" draw:name="Objet105" text:anchor-type="as-char" svg:width="1.967cm" svg:height="0.998cm" draw:z-index="134"><draw:object xlink:href="./Object 105" xlink:type="simple" xlink:show="embed" xlink:actuate="onLoad"/><draw:image xlink:href="./ObjectReplacements/Object 105" xlink:type="simple" xlink:show="embed" xlink:actuate="onLoad"/></draw:frame> donc <draw:frame draw:style-name="fr10" draw:name="Objet106" text:anchor-type="as-char" svg:width="1.699cm" svg:height="0.998cm" draw:z-index="135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51">Si <draw:frame draw:style-name="fr10" draw:name="Objet107" text:anchor-type="as-char" svg:width="1.101cm" svg:height="0.467cm" draw:z-index="136"><draw:object xlink:href="./Object 107" xlink:type="simple" xlink:show="embed" xlink:actuate="onLoad"/><draw:image xlink:href="./ObjectReplacements/Object 107" xlink:type="simple" xlink:show="embed" xlink:actuate="onLoad"/><svg:desc>formule</svg:desc></draw:frame>, alors l'équation admet deux solutions :</text:p>
        </text:list-item>
      </text:list>
      <text:p text:style-name="Standard"><text:tab/><text:tab/><text:tab/><draw:frame draw:style-name="fr10" draw:name="Objet108" text:anchor-type="as-char" svg:width="2.067cm" svg:height="1.101cm" draw:z-index="137"><draw:object xlink:href="./Object 108" xlink:type="simple" xlink:show="embed" xlink:actuate="onLoad"/><draw:image xlink:href="./ObjectReplacements/Object 108" xlink:type="simple" xlink:show="embed" xlink:actuate="onLoad"/></draw:frame><text:tab/><text:tab/>et<text:tab/><text:tab/><draw:frame draw:style-name="fr10" draw:name="Objet109" text:anchor-type="as-char" svg:width="2.379cm" svg:height="1.101cm" draw:z-index="13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text:tab/>Soit <text:tab/><text:tab/><draw:frame draw:style-name="fr10" draw:name="Objet110" text:anchor-type="as-char" svg:width="2.798cm" svg:height="1.101cm" draw:z-index="139"><draw:object xlink:href="./Object 110" xlink:type="simple" xlink:show="embed" xlink:actuate="onLoad"/><draw:image xlink:href="./ObjectReplacements/Object 110" xlink:type="simple" xlink:show="embed" xlink:actuate="onLoad"/></draw:frame><text:tab/>et<text:tab/> <text:tab/><draw:frame draw:style-name="fr10" draw:name="Objet111" text:anchor-type="as-char" svg:width="3.113cm" svg:height="1.101cm" draw:z-index="140"><draw:object xlink:href="./Object 111" xlink:type="simple" xlink:show="embed" xlink:actuate="onLoad"/><draw:image xlink:href="./ObjectReplacements/Object 111" xlink:type="simple" xlink:show="embed" xlink:actuate="onLoad"/></draw:frame></text:p>
      <text:list xml:id="list41298005" text:style-name="L12">
        <text:list-item>
          <text:list>
            <text:list-item>
              <text:p text:style-name="P52">Si <draw:frame draw:style-name="fr10" draw:name="Objet112" text:anchor-type="as-char" svg:width="1.014cm" svg:height="0.467cm" draw:z-index="141"><draw:object xlink:href="./Object 112" xlink:type="simple" xlink:show="embed" xlink:actuate="onLoad"/><draw:image xlink:href="./ObjectReplacements/Object 112" xlink:type="simple" xlink:show="embed" xlink:actuate="onLoad"/></draw:frame>, <draw:frame draw:style-name="fr10" draw:name="Objet113" text:anchor-type="as-char" svg:width="2.254cm" svg:height="0.586cm" draw:z-index="142"><draw:object xlink:href="./Object 113" xlink:type="simple" xlink:show="embed" xlink:actuate="onLoad"/><draw:image xlink:href="./ObjectReplacements/Object 113" xlink:type="simple" xlink:show="embed" xlink:actuate="onLoad"/></draw:frame> donc :</text:p>
            </text:list-item>
          </text:list>
        </text:list-item>
      </text:list>
      <text:p text:style-name="Standard"><text:tab/><text:tab/><draw:frame draw:style-name="fr10" draw:name="Objet114" text:anchor-type="as-char" svg:width="4.48cm" svg:height="1.035cm" draw:z-index="143"><draw:object xlink:href="./Object 114" xlink:type="simple" xlink:show="embed" xlink:actuate="onLoad"/><draw:image xlink:href="./ObjectReplacements/Object 114" xlink:type="simple" xlink:show="embed" xlink:actuate="onLoad"/><svg:desc>formule</svg:desc></draw:frame> <text:tab/>et<text:tab/> <draw:frame draw:style-name="fr10" draw:name="Objet115" text:anchor-type="as-char" svg:width="4.489cm" svg:height="1.035cm" draw:z-index="161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list xml:id="list41307460" text:continue-numbering="true" text:style-name="L12">
        <text:list-item>
          <text:list>
            <text:list-item>
              <text:p text:style-name="P52">Si <draw:frame draw:style-name="fr10" draw:name="Objet118" text:anchor-type="as-char" svg:width="1.014cm" svg:height="0.467cm" draw:z-index="162"><draw:object xlink:href="./Object 118" xlink:type="simple" xlink:show="embed" xlink:actuate="onLoad"/><draw:image xlink:href="./ObjectReplacements/Object 118" xlink:type="simple" xlink:show="embed" xlink:actuate="onLoad"/><svg:desc>formule</svg:desc></draw:frame>, <draw:frame draw:style-name="fr10" draw:name="Objet119" text:anchor-type="as-char" svg:width="2.561cm" svg:height="0.586cm" draw:z-index="163"><draw:object xlink:href="./Object 119" xlink:type="simple" xlink:show="embed" xlink:actuate="onLoad"/><draw:image xlink:href="./ObjectReplacements/Object 119" xlink:type="simple" xlink:show="embed" xlink:actuate="onLoad"/><svg:desc>formule</svg:desc></draw:frame> donc :</text:p>
            </text:list-item>
          </text:list>
        </text:list-item>
      </text:list>
      <text:p text:style-name="Standard"><text:tab/><text:tab/><draw:frame draw:style-name="fr10" draw:name="Objet116" text:anchor-type="as-char" svg:width="4.634cm" svg:height="1.035cm" draw:z-index="164"><draw:object xlink:href="./Object 116" xlink:type="simple" xlink:show="embed" xlink:actuate="onLoad"/><draw:image xlink:href="./ObjectReplacements/Object 116" xlink:type="simple" xlink:show="embed" xlink:actuate="onLoad"/><svg:desc>formule</svg:desc></draw:frame> <text:tab/>et<text:tab/> <draw:frame draw:style-name="fr10" draw:name="Objet117" text:anchor-type="as-char" svg:width="4.643cm" svg:height="1.035cm" draw:z-index="165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Standard"/>
      <text:p text:style-name="P9">Exemples :</text:p>
      <text:list xml:id="list41311022" text:style-name="L13">
        <text:list-item>
          <text:p text:style-name="P53">Résolution de l'équation <draw:frame draw:style-name="fr10" draw:name="Objet120" text:anchor-type="as-char" svg:width="2.838cm" svg:height="0.527cm" draw:z-index="166"><draw:object xlink:href="./Object 120" xlink:type="simple" xlink:show="embed" xlink:actuate="onLoad"/><draw:image xlink:href="./ObjectReplacements/Object 120" xlink:type="simple" xlink:show="embed" xlink:actuate="onLoad"/></draw:frame></text:p>
          <text:p text:style-name="P53"><draw:frame draw:style-name="fr10" draw:name="Objet121" text:anchor-type="as-char" svg:width="1.021cm" svg:height="0.467cm" draw:z-index="167"><draw:object xlink:href="./Object 121" xlink:type="simple" xlink:show="embed" xlink:actuate="onLoad"/><draw:image xlink:href="./ObjectReplacements/Object 121" xlink:type="simple" xlink:show="embed" xlink:actuate="onLoad"/></draw:frame>, <draw:frame draw:style-name="fr10" draw:name="Objet122" text:anchor-type="as-char" svg:width="1.302cm" svg:height="0.467cm" draw:z-index="168"><draw:object xlink:href="./Object 122" xlink:type="simple" xlink:show="embed" xlink:actuate="onLoad"/><draw:image xlink:href="./ObjectReplacements/Object 122" xlink:type="simple" xlink:show="embed" xlink:actuate="onLoad"/></draw:frame> et <draw:frame draw:style-name="fr10" draw:name="Objet123" text:anchor-type="as-char" svg:width="0.981cm" svg:height="0.467cm" draw:z-index="169"><draw:object xlink:href="./Object 123" xlink:type="simple" xlink:show="embed" xlink:actuate="onLoad"/><draw:image xlink:href="./ObjectReplacements/Object 123" xlink:type="simple" xlink:show="embed" xlink:actuate="onLoad"/></draw:frame></text:p>
          <text:p text:style-name="P53"><draw:frame draw:style-name="fr10" draw:name="Objet124" text:anchor-type="as-char" svg:width="6.008cm" svg:height="0.543cm" draw:z-index="170"><draw:object xlink:href="./Object 124" xlink:type="simple" xlink:show="embed" xlink:actuate="onLoad"/><draw:image xlink:href="./ObjectReplacements/Object 124" xlink:type="simple" xlink:show="embed" xlink:actuate="onLoad"/></draw:frame> donc <draw:frame draw:style-name="fr10" draw:name="Objet125" text:anchor-type="as-char" svg:width="1.101cm" svg:height="0.467cm" draw:z-index="171"><draw:object xlink:href="./Object 125" xlink:type="simple" xlink:show="embed" xlink:actuate="onLoad"/><draw:image xlink:href="./ObjectReplacements/Object 125" xlink:type="simple" xlink:show="embed" xlink:actuate="onLoad"/></draw:frame>.</text:p>
          <text:p text:style-name="P53">L'équation n'admet aucune solution.</text:p>
          <text:p text:style-name="P53"/>
        </text:list-item>
        <text:list-item>
          <text:p text:style-name="P53">Résolution de l'équation <draw:frame draw:style-name="fr10" draw:name="Objet126" text:anchor-type="as-char" svg:width="2.581cm" svg:height="0.527cm" draw:z-index="172"><draw:object xlink:href="./Object 126" xlink:type="simple" xlink:show="embed" xlink:actuate="onLoad"/><draw:image xlink:href="./ObjectReplacements/Object 126" xlink:type="simple" xlink:show="embed" xlink:actuate="onLoad"/></draw:frame></text:p>
          <text:p text:style-name="P53"><draw:frame draw:style-name="fr10" draw:name="Objet127" text:anchor-type="as-char" svg:width="1.012cm" svg:height="0.467cm" draw:z-index="173"><draw:object xlink:href="./Object 127" xlink:type="simple" xlink:show="embed" xlink:actuate="onLoad"/><draw:image xlink:href="./ObjectReplacements/Object 127" xlink:type="simple" xlink:show="embed" xlink:actuate="onLoad"/></draw:frame>, <draw:frame draw:style-name="fr10" draw:name="Objet128" text:anchor-type="as-char" svg:width="1.296cm" svg:height="0.467cm" draw:z-index="174"><draw:object xlink:href="./Object 128" xlink:type="simple" xlink:show="embed" xlink:actuate="onLoad"/><draw:image xlink:href="./ObjectReplacements/Object 128" xlink:type="simple" xlink:show="embed" xlink:actuate="onLoad"/></draw:frame> et <draw:frame draw:style-name="fr10" draw:name="Objet129" text:anchor-type="as-char" svg:width="1.298cm" svg:height="0.467cm" draw:z-index="175"><draw:object xlink:href="./Object 129" xlink:type="simple" xlink:show="embed" xlink:actuate="onLoad"/><draw:image xlink:href="./ObjectReplacements/Object 129" xlink:type="simple" xlink:show="embed" xlink:actuate="onLoad"/></draw:frame></text:p>
          <text:p text:style-name="P53"><draw:frame draw:style-name="fr10" draw:name="Objet130" text:anchor-type="as-char" svg:width="6.306cm" svg:height="0.543cm" draw:z-index="176"><draw:object xlink:href="./Object 130" xlink:type="simple" xlink:show="embed" xlink:actuate="onLoad"/><draw:image xlink:href="./ObjectReplacements/Object 130" xlink:type="simple" xlink:show="embed" xlink:actuate="onLoad"/></draw:frame> donc <draw:frame draw:style-name="fr10" draw:name="Objet131" text:anchor-type="as-char" svg:width="1.101cm" svg:height="0.467cm" draw:z-index="177"><draw:object xlink:href="./Object 131" xlink:type="simple" xlink:show="embed" xlink:actuate="onLoad"/><draw:image xlink:href="./ObjectReplacements/Object 131" xlink:type="simple" xlink:show="embed" xlink:actuate="onLoad"/></draw:frame>.</text:p>
          <text:p text:style-name="P53">L'équation admet deux solutions :</text:p>
          <text:list>
            <text:list-header>
              <text:p text:style-name="P53"><draw:frame draw:style-name="fr10" draw:name="Objet132" text:anchor-type="as-char" svg:width="5.034cm" svg:height="0.998cm" draw:z-index="178"><draw:object xlink:href="./Object 132" xlink:type="simple" xlink:show="embed" xlink:actuate="onLoad"/><draw:image xlink:href="./ObjectReplacements/Object 132" xlink:type="simple" xlink:show="embed" xlink:actuate="onLoad"/></draw:frame> et <draw:frame draw:style-name="fr10" draw:name="Objet133" text:anchor-type="as-char" svg:width="5.553cm" svg:height="0.998cm" draw:z-index="179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  </text:list-header>
          </text:list>
          <text:p text:style-name="P53">L'ensemble des solutions S={-1; <draw:frame draw:style-name="fr10" draw:name="Objet134" text:anchor-type="as-char" svg:width="0.52cm" svg:height="0.998cm" draw:z-index="180"><draw:object xlink:href="./Object 134" xlink:type="simple" xlink:show="embed" xlink:actuate="onLoad"/><draw:image xlink:href="./ObjectReplacements/Object 134" xlink:type="simple" xlink:show="embed" xlink:actuate="onLoad"/></draw:frame>}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Utilisation de la calculatrice 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rows-spanned="3" office:value-type="string">
            <text:p text:style-name="P9"/>
            <text:p text:style-name="Standard"><draw:frame draw:style-name="fr3" draw:name="images7" text:anchor-type="paragraph" svg:x="1.027cm" svg:y="0.732cm" svg:width="4.951cm" svg:height="2.863cm" draw:z-index="47"><draw:image xlink:href="Pictures/200000070000135700000D1776C87336.svm" xlink:type="simple" xlink:show="embed" xlink:actuate="onLoad"/></draw:frame></text:p>
            <text:p text:style-name="Table_20_Contents"><draw:frame draw:style-name="fr4" draw:name="images8" text:anchor-type="paragraph" svg:x="1.027cm" svg:y="3.106cm" svg:width="4.951cm" svg:height="2.011cm" draw:z-index="44"><draw:image xlink:href="Pictures/200000070000135700000D17B08E1028.svm" xlink:type="simple" xlink:show="embed" xlink:actuate="onLoad"/></draw:frame><draw:frame draw:style-name="fr5" draw:name="images6" text:anchor-type="paragraph" svg:x="1.027cm" svg:y="5.115cm" svg:width="4.951cm" svg:height="2.111cm" draw:z-index="38"><draw:image xlink:href="Pictures/200000070000135700000D17ED64EA96.svm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8.B1" office:value-type="string">
            <text:p text:style-name="Table_20_Contents"><draw:frame draw:style-name="fr6" draw:name="images9" text:anchor-type="paragraph" svg:x="1.677cm" svg:y="0cm" svg:width="4.951cm" svg:height="2.552cm" draw:z-index="36"><draw:image xlink:href="Pictures/200000070000135700000D17702A4E0C.svm" xlink:type="simple" xlink:show="embed" xlink:actuate="onLoad"/></draw:frame></text:p>
          </table:table-cell>
        </table:table-row>
        <table:table-row>
          <table:covered-table-cell/>
          <table:table-cell table:style-name="Tableau8.B1" office:value-type="string">
            <text:p text:style-name="Table_20_Contents"/>
          </table:table-cell>
        </table:table-row>
        <table:table-row>
          <table:covered-table-cell/>
          <table:table-cell table:style-name="Tableau8.B1" office:value-type="string">
            <text:p text:style-name="Table_20_Contents"><draw:frame draw:style-name="fr7" draw:name="images11" text:anchor-type="paragraph" svg:x="1.64cm" svg:y="0cm" svg:width="4.951cm" svg:height="1.256cm" draw:z-index="35"><draw:image xlink:href="Pictures/200000070000135700000D17D0264267.svm" xlink:type="simple" xlink:show="embed" xlink:actuate="onLoad"/></draw:frame><draw:frame draw:style-name="fr8" draw:name="images12" text:anchor-type="paragraph" svg:x="1.64cm" svg:y="1.254cm" svg:width="4.951cm" svg:height="2.917cm" draw:z-index="37"><draw:image xlink:href="Pictures/200000070000135700000D17350BC223.svm" xlink:type="simple" xlink:show="embed" xlink:actuate="onLoad"/></draw:frame></text:p>
          </table:table-cell>
        </table:table-row>
      </table:table>
      <text:p text:style-name="P8"/>
      <text:h text:style-name="P43" text:outline-level="1">Synthèse</text:h>
      <text:p text:style-name="P21">Soit le polynôme <draw:frame draw:style-name="fr10" draw:name="Objet140" text:anchor-type="as-char" svg:width="3.339cm" svg:height="0.543cm" draw:z-index="24"><draw:object xlink:href="./Object 140" xlink:type="simple" xlink:show="embed" xlink:actuate="onLoad"/><draw:image xlink:href="./ObjectReplacements/Object 140" xlink:type="simple" xlink:show="embed" xlink:actuate="onLoad"/></draw:frame></text:p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2"><draw:frame draw:style-name="fr10" draw:name="Objet135" text:anchor-type="as-char" svg:width="2.275cm" svg:height="0.527cm" draw:z-index="2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au9.A1" office:value-type="string">
            <text:p text:style-name="P2"><draw:frame draw:style-name="fr10" draw:name="Objet137" text:anchor-type="as-char" svg:width="1.101cm" svg:height="0.467cm" draw:z-index="3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au9.A1" office:value-type="string">
            <text:p text:style-name="P2"><draw:frame draw:style-name="fr10" draw:name="Objet136" text:anchor-type="as-char" svg:width="1.101cm" svg:height="0.467cm" draw:z-index="4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Tableau9.D1" office:value-type="string">
            <text:p text:style-name="P2"><draw:frame draw:style-name="fr10" draw:name="Objet138" text:anchor-type="as-char" svg:width="1.101cm" svg:height="0.467cm" draw:z-index="5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</table:table-row>
        <table:table-row>
          <table:table-cell table:style-name="Tableau9.A2" office:value-type="string">
            <text:p text:style-name="P25">Solutions de l'équation</text:p>
            <text:p text:style-name="P25"><draw:frame draw:style-name="fr10" draw:name="Objet139" text:anchor-type="as-char" svg:width="1.665cm" svg:height="0.483cm" draw:z-index="6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  <table:table-cell table:style-name="Tableau9.B2" office:value-type="string">
            <text:p text:style-name="P26">Pas de solution</text:p>
          </table:table-cell>
          <table:table-cell table:style-name="Tableau9.B2" office:value-type="string">
            <text:p text:style-name="P26">Une seule solution :</text:p>
            <text:p text:style-name="P26"><draw:frame draw:style-name="fr10" draw:name="Objet141" text:anchor-type="as-char" svg:width="1.723cm" svg:height="0.998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9.D2" office:value-type="string">
            <text:p text:style-name="P26">Deux solutions :</text:p>
            <text:p text:style-name="P6"><draw:frame draw:style-name="fr10" draw:name="Objet142" text:anchor-type="as-char" svg:width="2.499cm" svg:height="1.035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draw:frame draw:style-name="fr10" draw:name="Objet143" text:anchor-type="as-char" svg:width="2.514cm" svg:height="1.035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</table:table-row>
        <table:table-row>
          <table:table-cell table:style-name="Tableau9.A2" office:value-type="string">
            <text:p text:style-name="P25">Factorisation de <text:span text:style-name="T7">P(x)</text:span></text:p>
          </table:table-cell>
          <table:table-cell table:style-name="Tableau9.B2" office:value-type="string">
            <text:p text:style-name="P26">Pas de factorisation </text:p>
          </table:table-cell>
          <table:table-cell table:style-name="Tableau9.B2" office:value-type="string">
            <text:p text:style-name="P23"><draw:frame draw:style-name="fr10" draw:name="Objet145" text:anchor-type="as-char" svg:width="3.007cm" svg:height="0.543cm" draw:z-index="10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9.D2" office:value-type="string">
            <text:p text:style-name="P23"><draw:frame draw:style-name="fr10" draw:name="Objet144" text:anchor-type="as-char" svg:width="4.336cm" svg:height="0.531cm" draw:z-index="11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</table:table-row>
        <table:table-row>
          <table:table-cell table:style-name="Tableau9.A4" office:value-type="string">
            <text:p text:style-name="P25"><draw:frame draw:style-name="fr10" draw:name="Objet146" text:anchor-type="as-char" svg:width="1.014cm" svg:height="0.467cm" draw:z-index="12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<text:p text:style-name="P25"/>
            <text:p text:style-name="P25"/>
            <text:p text:style-name="P25"/>
            <text:p text:style-name="P25">Position de la parabole par rapport à l'axe des abscisses</text:p>
          </table:table-cell>
          <table:table-cell table:style-name="Tableau9.B4" office:value-type="string">
            <text:p text:style-name="P26"><draw:frame draw:style-name="fr9" draw:name="images13" text:anchor-type="paragraph" svg:width="4.057cm" svg:height="5.71cm" draw:z-index="40"><draw:image xlink:href="Pictures/20000007000022F700003139D24EA493.svm" xlink:type="simple" xlink:show="embed" xlink:actuate="onLoad"/></draw:frame></text:p>
          </table:table-cell>
          <table:table-cell table:style-name="Tableau9.B4" office:value-type="string">
            <text:p text:style-name="P26"><draw:frame draw:style-name="fr9" draw:name="images14" text:anchor-type="paragraph" svg:width="4.055cm" svg:height="6.126cm" draw:z-index="41"><draw:image xlink:href="Pictures/2000000700002329000035211EB1788A.svm" xlink:type="simple" xlink:show="embed" xlink:actuate="onLoad"/></draw:frame></text:p>
          </table:table-cell>
          <table:table-cell table:style-name="Tableau9.D4" office:value-type="string">
            <text:p text:style-name="P26"><draw:frame draw:style-name="fr2" draw:name="images15" text:anchor-type="paragraph" svg:width="3.528cm" svg:height="5.51cm" draw:z-index="42"><draw:image xlink:href="Pictures/2000000700002261000035B76B321A66.svm" xlink:type="simple" xlink:show="embed" xlink:actuate="onLoad"/></draw:frame></text:p>
          </table:table-cell>
        </table:table-row>
        <table:table-row>
          <table:table-cell table:style-name="Tableau9.A5" office:value-type="string">
            <text:p text:style-name="P25">Signe de <text:span text:style-name="T7">P(x)</text:span></text:p>
          </table:table-cell>
          <table:table-cell table:style-name="Tableau9.B5" office:value-type="string">
            <text:p text:style-name="P6"/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30">x</text:p>
                </table:table-cell>
                <table:table-cell table:style-name="Tableau11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11.C1" office:value-type="string">
                  <text:p text:style-name="P29"/>
                </table:table-cell>
                <table:table-cell table:style-name="Tableau11.D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11.2">
                <table:table-cell table:style-name="Tableau11.A2" office:value-type="string">
                  <text:p text:style-name="P24">P(x)</text:p>
                </table:table-cell>
                <table:table-cell table:style-name="Tableau11.A2" office:value-type="string">
                  <text:p text:style-name="P23"/>
                </table:table-cell>
                <table:table-cell table:style-name="Tableau11.C2" office:value-type="string">
                  <text:p text:style-name="P23">+</text:p>
                </table:table-cell>
                <table:table-cell table:style-name="Tableau11.D2" office:value-type="string">
                  <text:p text:style-name="P23"/>
                </table:table-cell>
              </table:table-row>
            </table:table>
            <text:p text:style-name="P6"/>
          </table:table-cell>
          <table:table-cell table:style-name="Tableau9.B5" office:value-type="string">
            <text:p text:style-name="P6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column table:style-name="Tableau14.F"/>
              <table:table-row>
                <table:table-cell table:style-name="Tableau14.A1" office:value-type="string">
                  <text:p text:style-name="P30">x</text:p>
                </table:table-cell>
                <table:table-cell table:style-name="Tableau14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14.C1" office:value-type="string">
                  <text:p text:style-name="P29"/>
                </table:table-cell>
                <table:table-cell table:style-name="Tableau14.D1" office:value-type="string">
                  <text:p text:style-name="P12"></text:p>
                </table:table-cell>
                <table:table-cell table:style-name="Tableau14.C1" office:value-type="string">
                  <text:p text:style-name="P29"/>
                </table:table-cell>
                <table:table-cell table:style-name="Tableau14.F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24">P(x)</text:p>
                </table:table-cell>
                <table:table-cell table:style-name="Tableau14.A2" office:value-type="string">
                  <text:p text:style-name="P23"/>
                </table:table-cell>
                <table:table-cell table:style-name="Tableau14.C2" office:value-type="string">
                  <text:p text:style-name="P23">+</text:p>
                </table:table-cell>
                <table:table-cell table:style-name="Tableau14.C2" office:value-type="string">
                  <text:p text:style-name="P23">0</text:p>
                </table:table-cell>
                <table:table-cell table:style-name="Tableau14.C2" office:value-type="string">
                  <text:p text:style-name="P23">+</text:p>
                </table:table-cell>
                <table:table-cell table:style-name="Tableau14.F2" office:value-type="string">
                  <text:p text:style-name="P23"/>
                </table:table-cell>
              </table:table-row>
            </table:table>
            <text:p text:style-name="P6"/>
          </table:table-cell>
          <table:table-cell table:style-name="Tableau9.D5" office:value-type="string">
            <text:p text:style-name="P6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column table:style-name="Tableau17.D"/>
              <table:table-column table:style-name="Tableau17.E"/>
              <table:table-column table:style-name="Tableau17.F"/>
              <table:table-column table:style-name="Tableau17.G"/>
              <table:table-column table:style-name="Tableau17.H"/>
              <table:table-row>
                <table:table-cell table:style-name="Tableau17.A1" office:value-type="string">
                  <text:p text:style-name="P30">x</text:p>
                </table:table-cell>
                <table:table-cell table:style-name="Tableau17.A1" office:value-type="string">
                  <text:p text:style-name="P31"><text:span text:style-name="T15">–</text:span><text:span text:style-name="T4">∞</text:span></text:p>
                </table:table-cell>
                <table:table-cell table:style-name="Tableau17.C1" office:value-type="string">
                  <text:p text:style-name="P31"/>
                </table:table-cell>
                <table:table-cell table:style-name="Tableau17.D1" office:value-type="string">
                  <text:p text:style-name="P32"><draw:frame draw:style-name="fr10" draw:name="Objet150" text:anchor-type="as-char" svg:width="0.529cm" svg:height="0.439cm" draw:z-index="13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        </table:table-cell>
                <table:table-cell table:style-name="Tableau17.C1" office:value-type="string">
                  <text:p text:style-name="P31"/>
                </table:table-cell>
                <table:table-cell table:style-name="Tableau17.D1" office:value-type="string">
                  <text:p text:style-name="P32"><draw:frame draw:style-name="fr10" draw:name="Objet151" text:anchor-type="as-char" svg:width="0.534cm" svg:height="0.439cm" draw:z-index="14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      </table:table-cell>
                <table:table-cell table:style-name="Tableau17.C1" office:value-type="string">
                  <text:p text:style-name="P31"/>
                </table:table-cell>
                <table:table-cell table:style-name="Tableau17.H1" office:value-type="string">
                  <text:p text:style-name="P31"><text:span text:style-name="T15">+</text:span><text:span text:style-name="T4">∞</text:span>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24">P(x)</text:p>
                </table:table-cell>
                <table:table-cell table:style-name="Tableau17.A2" office:value-type="string">
                  <text:p text:style-name="P23"/>
                </table:table-cell>
                <table:table-cell table:style-name="Tableau17.C2" office:value-type="string">
                  <text:p text:style-name="P23">+</text:p>
                </table:table-cell>
                <table:table-cell table:style-name="Tableau17.C2" office:value-type="string">
                  <text:p text:style-name="P23">0</text:p>
                </table:table-cell>
                <table:table-cell table:style-name="Tableau17.C2" office:value-type="string">
                  <text:p text:style-name="P23">–</text:p>
                </table:table-cell>
                <table:table-cell table:style-name="Tableau17.C2" office:value-type="string">
                  <text:p text:style-name="P23">0</text:p>
                </table:table-cell>
                <table:table-cell table:style-name="Tableau17.C2" office:value-type="string">
                  <text:p text:style-name="P23">+</text:p>
                </table:table-cell>
                <table:table-cell table:style-name="Tableau17.H2" office:value-type="string">
                  <text:p text:style-name="P23"/>
                </table:table-cell>
              </table:table-row>
            </table:table>
            <text:p text:style-name="P6"/>
          </table:table-cell>
        </table:table-row>
        <table:table-row>
          <table:table-cell table:style-name="Tableau9.A6" office:value-type="string">
            <text:p text:style-name="P25"><draw:frame draw:style-name="fr10" draw:name="Objet147" text:anchor-type="as-char" svg:width="1.014cm" svg:height="0.467cm" draw:z-index="15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<text:p text:style-name="P25"/>
            <text:p text:style-name="P25"/>
            <text:p text:style-name="P25"/>
            <text:p text:style-name="P25"/>
            <text:p text:style-name="P25">Position de la parabole par rapport à l'axe des abscisses</text:p>
          </table:table-cell>
          <table:table-cell table:style-name="Tableau9.B4" office:value-type="string">
            <text:p text:style-name="P26"><draw:frame draw:style-name="fr2" draw:name="images16" text:anchor-type="paragraph" svg:width="3.512cm" svg:height="5.069cm" draw:z-index="43"><draw:image xlink:href="Pictures/20000007000022C500003233383695EC.svm" xlink:type="simple" xlink:show="embed" xlink:actuate="onLoad"/></draw:frame></text:p>
          </table:table-cell>
          <table:table-cell table:style-name="Tableau9.B4" office:value-type="string">
            <text:p text:style-name="P26"><draw:frame draw:style-name="fr9" draw:name="images17" text:anchor-type="paragraph" svg:width="4.055cm" svg:height="5.214cm" draw:z-index="45"><draw:image xlink:href="Pictures/200000070000222F00002BF3BB0977FA.svm" xlink:type="simple" xlink:show="embed" xlink:actuate="onLoad"/></draw:frame></text:p>
          </table:table-cell>
          <table:table-cell table:style-name="Tableau9.D4" office:value-type="string">
            <text:p text:style-name="P26"><draw:frame draw:style-name="fr2" draw:name="images18" text:anchor-type="paragraph" svg:width="3.718cm" svg:height="5.3cm" draw:z-index="46"><draw:image xlink:href="Pictures/2000000700001E4700002B2BD9638A16.svm" xlink:type="simple" xlink:show="embed" xlink:actuate="onLoad"/></draw:frame></text:p>
          </table:table-cell>
        </table:table-row>
        <table:table-row>
          <table:table-cell table:style-name="Tableau9.A7" office:value-type="string">
            <text:p text:style-name="P25">Signe de <text:span text:style-name="T7">P(x)</text:span></text:p>
          </table:table-cell>
          <table:table-cell table:style-name="Tableau9.B2" office:value-type="string">
            <text:p text:style-name="P6"/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30">x</text:p>
                </table:table-cell>
                <table:table-cell table:style-name="Tableau12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12.C1" office:value-type="string">
                  <text:p text:style-name="P29"/>
                </table:table-cell>
                <table:table-cell table:style-name="Tableau12.D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12.2">
                <table:table-cell table:style-name="Tableau12.A2" office:value-type="string">
                  <text:p text:style-name="P24">P(x)</text:p>
                </table:table-cell>
                <table:table-cell table:style-name="Tableau12.A2" office:value-type="string">
                  <text:p text:style-name="P23"/>
                </table:table-cell>
                <table:table-cell table:style-name="Tableau12.C2" office:value-type="string">
                  <text:p text:style-name="P23"><text:s text:c="2"/>– <text:s/></text:p>
                </table:table-cell>
                <table:table-cell table:style-name="Tableau12.D2" office:value-type="string">
                  <text:p text:style-name="P23"/>
                </table:table-cell>
              </table:table-row>
            </table:table>
            <text:p text:style-name="P6"/>
          </table:table-cell>
          <table:table-cell table:style-name="Tableau9.B2" office:value-type="string">
            <text:p text:style-name="P6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column table:style-name="Tableau15.F"/>
              <table:table-row>
                <table:table-cell table:style-name="Tableau15.A1" office:value-type="string">
                  <text:p text:style-name="P30">x</text:p>
                </table:table-cell>
                <table:table-cell table:style-name="Tableau15.A1" office:value-type="string">
                  <text:p text:style-name="P29"><text:span text:style-name="T15">–</text:span><text:span text:style-name="T4">∞</text:span></text:p>
                </table:table-cell>
                <table:table-cell table:style-name="Tableau15.C1" office:value-type="string">
                  <text:p text:style-name="P29"/>
                </table:table-cell>
                <table:table-cell table:style-name="Tableau15.D1" office:value-type="string">
                  <text:p text:style-name="P12"></text:p>
                </table:table-cell>
                <table:table-cell table:style-name="Tableau15.C1" office:value-type="string">
                  <text:p text:style-name="P29"/>
                </table:table-cell>
                <table:table-cell table:style-name="Tableau15.F1" office:value-type="string">
                  <text:p text:style-name="P29"><text:span text:style-name="T15">+</text:span><text:span text:style-name="T4">∞</text:span>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24">P(x)</text:p>
                </table:table-cell>
                <table:table-cell table:style-name="Tableau15.A2" office:value-type="string">
                  <text:p text:style-name="P23"/>
                </table:table-cell>
                <table:table-cell table:style-name="Tableau15.C2" office:value-type="string">
                  <text:p text:style-name="P23">–</text:p>
                </table:table-cell>
                <table:table-cell table:style-name="Tableau15.C2" office:value-type="string">
                  <text:p text:style-name="P23">0</text:p>
                </table:table-cell>
                <table:table-cell table:style-name="Tableau15.C2" office:value-type="string">
                  <text:p text:style-name="P23">–</text:p>
                </table:table-cell>
                <table:table-cell table:style-name="Tableau15.F2" office:value-type="string">
                  <text:p text:style-name="P23"/>
                </table:table-cell>
              </table:table-row>
            </table:table>
            <text:p text:style-name="P6"/>
          </table:table-cell>
          <table:table-cell table:style-name="Tableau9.D2" office:value-type="string">
            <text:p text:style-name="P6"/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column table:style-name="Tableau18.E"/>
              <table:table-column table:style-name="Tableau18.F"/>
              <table:table-column table:style-name="Tableau18.G"/>
              <table:table-column table:style-name="Tableau18.H"/>
              <table:table-row>
                <table:table-cell table:style-name="Tableau18.A1" office:value-type="string">
                  <text:p text:style-name="P30">x</text:p>
                </table:table-cell>
                <table:table-cell table:style-name="Tableau18.A1" office:value-type="string">
                  <text:p text:style-name="P31"><text:span text:style-name="T15">–</text:span><text:span text:style-name="T4">∞</text:span></text:p>
                </table:table-cell>
                <table:table-cell table:style-name="Tableau18.C1" office:value-type="string">
                  <text:p text:style-name="P31"/>
                </table:table-cell>
                <table:table-cell table:style-name="Tableau18.D1" office:value-type="string">
                  <text:p text:style-name="P32"><draw:frame draw:style-name="fr10" draw:name="Objet152" text:anchor-type="as-char" svg:width="0.529cm" svg:height="0.439cm" draw:z-index="16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      </table:table-cell>
                <table:table-cell table:style-name="Tableau18.C1" office:value-type="string">
                  <text:p text:style-name="P31"/>
                </table:table-cell>
                <table:table-cell table:style-name="Tableau18.D1" office:value-type="string">
                  <text:p text:style-name="P32"><draw:frame draw:style-name="fr10" draw:name="Objet153" text:anchor-type="as-char" svg:width="0.534cm" svg:height="0.439cm" draw:z-index="17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      </table:table-cell>
                <table:table-cell table:style-name="Tableau18.C1" office:value-type="string">
                  <text:p text:style-name="P31"/>
                </table:table-cell>
                <table:table-cell table:style-name="Tableau18.H1" office:value-type="string">
                  <text:p text:style-name="P31"><text:span text:style-name="T15">+</text:span><text:span text:style-name="T4">∞</text:span>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4">P(x)</text:p>
                </table:table-cell>
                <table:table-cell table:style-name="Tableau18.A2" office:value-type="string">
                  <text:p text:style-name="P23"/>
                </table:table-cell>
                <table:table-cell table:style-name="Tableau18.C2" office:value-type="string">
                  <text:p text:style-name="P23">–</text:p>
                </table:table-cell>
                <table:table-cell table:style-name="Tableau18.C2" office:value-type="string">
                  <text:p text:style-name="P23">0</text:p>
                </table:table-cell>
                <table:table-cell table:style-name="Tableau18.C2" office:value-type="string">
                  <text:p text:style-name="P23">+</text:p>
                </table:table-cell>
                <table:table-cell table:style-name="Tableau18.C2" office:value-type="string">
                  <text:p text:style-name="P23">0</text:p>
                </table:table-cell>
                <table:table-cell table:style-name="Tableau18.C2" office:value-type="string">
                  <text:p text:style-name="P23">–</text:p>
                </table:table-cell>
                <table:table-cell table:style-name="Tableau18.H2" office:value-type="string">
                  <text:p text:style-name="P23"/>
                </table:table-cell>
              </table:table-row>
            </table:table>
            <text:p text:style-name="P6"/>
          </table:table-cell>
        </table:table-row>
      </table:table>
      <text:p text:style-name="P7"><text:soft-page-break/>Remarques :</text:p>
      <text:list xml:id="list41296323" text:style-name="L14">
        <text:list-item>
          <text:p text:style-name="P55">Lorsque l'<text:span text:style-name="T6">équation</text:span> <draw:frame draw:style-name="fr10" draw:name="Objet148" text:anchor-type="as-char" svg:width="2.681cm" svg:height="0.527cm" draw:z-index="18"><draw:object xlink:href="./Object 148" xlink:type="simple" xlink:show="embed" xlink:actuate="onLoad"/><draw:image xlink:href="./ObjectReplacements/Object 148" xlink:type="simple" xlink:show="embed" xlink:actuate="onLoad"/></draw:frame> admet des <text:span text:style-name="T6">solutions</text:span>, ces solutions sont les <text:span text:style-name="T6">racines</text:span> du <text:span text:style-name="T6">trinôme</text:span> <draw:frame draw:style-name="fr10" draw:name="Objet149" text:anchor-type="as-char" svg:width="2.096cm" svg:height="0.527cm" draw:z-index="19"><draw:object xlink:href="./Object 149" xlink:type="simple" xlink:show="embed" xlink:actuate="onLoad"/><draw:image xlink:href="./ObjectReplacements/Object 149" xlink:type="simple" xlink:show="embed" xlink:actuate="onLoad"/></draw:frame>.</text:p>
          <text:p text:style-name="P55">Ce sont les abscisses des points d'intersection de la parabole avec l'axe des abscisses.</text:p>
        </text:list-item>
        <text:list-item>
          <text:p text:style-name="P54"><text:span text:style-name="T11">Lorsque le polynôme a deux racines distinctes </text:span><text:span text:style-name="T11"><draw:frame draw:style-name="fr10" draw:name="Objet154" text:anchor-type="as-char" svg:width="0.596cm" svg:height="0.531cm" draw:z-index="20"><draw:object xlink:href="./Object 154" xlink:type="simple" xlink:show="embed" xlink:actuate="onLoad"/><draw:image xlink:href="./ObjectReplacements/Object 154" xlink:type="simple" xlink:show="embed" xlink:actuate="onLoad"/></draw:frame></text:span><text:span text:style-name="T11"> et </text:span><text:span text:style-name="T11"><draw:frame draw:style-name="fr10" draw:name="Objet155" text:anchor-type="as-char" svg:width="0.603cm" svg:height="0.531cm" draw:z-index="21"><draw:object xlink:href="./Object 155" xlink:type="simple" xlink:show="embed" xlink:actuate="onLoad"/><draw:image xlink:href="./ObjectReplacements/Object 155" xlink:type="simple" xlink:show="embed" xlink:actuate="onLoad"/></draw:frame></text:span><text:span text:style-name="T11">, l'abscisse </text:span><text:span text:style-name="T3"></text:span> du sommet de la parabole est la moyenne des deux racines : <draw:frame draw:style-name="fr10" draw:name="Objet156" text:anchor-type="as-char" svg:width="2.058cm" svg:height="1.062cm" draw:z-index="22"><draw:object xlink:href="./Object 156" xlink:type="simple" xlink:show="embed" xlink:actuate="onLoad"/><draw:image xlink:href="./ObjectReplacements/Object 156" xlink:type="simple" xlink:show="embed" xlink:actuate="onLoad"/></draw:frame>.</text:p>
        </text:list-item>
      </text:list>
      <text:p text:style-name="Standard"/>
      <text:p text:style-name="P19">Programme :</text:p>
      <text:p text:style-name="Standard"/>
      <text:p text:style-name="Standard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5">CONTENUS </text:p>
          </table:table-cell>
          <table:table-cell table:style-name="Tableau10.A1" office:value-type="string">
            <text:p text:style-name="P15">MODALITÉS DE MISE EN ŒUVRE </text:p>
          </table:table-cell>
          <table:table-cell table:style-name="Tableau10.C1" office:value-type="string">
            <text:p text:style-name="P15">COMMENTAIRES </text:p>
          </table:table-cell>
        </table:table-row>
        <table:table-row>
          <table:table-cell table:style-name="Tableau10.A2" office:value-type="string">
            <text:p text:style-name="P17">Résolution d’équations et d’inéquations du second degré.</text:p>
          </table:table-cell>
          <table:table-cell table:style-name="Tableau10.A2" office:value-type="string">
            <text:p text:style-name="P17">On fera le lien avec la représentation graphique de la fonction <text:span text:style-name="T7">x</text:span> . <draw:frame draw:style-name="fr10" draw:name="Objet157" text:anchor-type="as-char" svg:width="2.096cm" svg:height="0.527cm" draw:z-index="23"><draw:object xlink:href="./Object 157" xlink:type="simple" xlink:show="embed" xlink:actuate="onLoad"/><draw:image xlink:href="./ObjectReplacements/Object 157" xlink:type="simple" xlink:show="embed" xlink:actuate="onLoad"/></draw:frame> . </text:p>
          </table:table-cell>
          <table:table-cell table:style-name="Tableau10.C2" office:value-type="string">
            <text:p text:style-name="P17">On évitera l’application systématique de formules générales utilisant le discriminant lorsqu’une solution plus simple est immédiate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3T09:38:58.13</meta:creation-date>
    <meta:editing-duration>PT8H29M49S</meta:editing-duration>
    <meta:editing-cycles>27</meta:editing-cycles>
    <meta:generator>OpenOffice.org/3.3$Win32 OpenOffice.org_project/330m20$Build-9567</meta:generator>
    <meta:initial-creator>Johann DOLIVET</meta:initial-creator>
    <dc:date>2011-05-25T21:17:22.06</dc:date>
    <dc:creator>Johann DOLIVET</dc:creator>
    <meta:document-statistic meta:table-count="16" meta:image-count="18" meta:object-count="157" meta:page-count="9" meta:paragraph-count="218" meta:word-count="865" meta:character-count="4387"/>
  </office:meta>
</office:document-meta>
</file>

<file path=Object 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0/content.xml><?xml version="1.0" encoding="utf-8"?>
<math xmlns="http://www.w3.org/1998/Math/MathML">
  <semantics>
    <mrow>
      <mi>P</mi>
      <mrow>
        <mrow>
          <mrow>
            <mo stretchy="false">(</mo>
            <mi>x</mi>
            <mo stretchy="false">)</mo>
          </mrow>
          <mi mathvariant="normal">=</mi>
          <mrow>
            <mrow>
              <msup>
                <mi mathvariant="italic">ax</mi>
                <mn>2</mn>
              </msup>
              <mo stretchy="false">+</mo>
              <mi mathvariant="italic">bx</mi>
            </mrow>
            <mo stretchy="false">+</mo>
            <mi>c</mi>
          </mrow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P(x)=ax^2+bx+c=a(x–%alpha )^2+%beta </annotation>
  </semantics>
</math>
</file>

<file path=Object 100/content.xml><?xml version="1.0" encoding="utf-8"?>
<math xmlns="http://www.w3.org/1998/Math/MathML">
  <semantics>
    <mrow>
      <mfrac>
        <mo stretchy="false">Δ</mo>
        <mrow>
          <mn>4</mn>
          <msup>
            <mi>a</mi>
            <mn>2</mn>
          </msup>
        </mrow>
      </mfrac>
      <mo stretchy="false">&lt;</mo>
      <mn>0</mn>
    </mrow>
    <annotation encoding="StarMath 5.0">%DELTA  over {{4}a^2}&lt;{0}</annotation>
  </semantics>
</math>
</file>

<file path=Object 101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2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103/content.xml><?xml version="1.0" encoding="utf-8"?>
<math xmlns="http://www.w3.org/1998/Math/MathML">
  <semantics>
    <mrow>
      <msup>
        <mi>X</mi>
        <mn>2</mn>
      </msup>
      <mi mathvariant="normal">=</mi>
      <mn>0</mn>
    </mrow>
    <annotation encoding="StarMath 5.0">X^2={0}</annotation>
  </semantics>
</math>
</file>

<file path=Object 104/content.xml><?xml version="1.0" encoding="utf-8"?>
<math xmlns="http://www.w3.org/1998/Math/MathML">
  <semantics>
    <mrow>
      <mi>X</mi>
      <mi mathvariant="normal">=</mi>
      <mn>0</mn>
    </mrow>
    <annotation encoding="StarMath 5.0">X={0}</annotation>
  </semantics>
</math>
</file>

<file path=Object 105/content.xml><?xml version="1.0" encoding="utf-8"?>
<math xmlns="http://www.w3.org/1998/Math/MathML">
  <semantics>
    <mrow>
      <mrow>
        <mi>x</mi>
        <mo stretchy="false">+</mo>
        <mfrac>
          <mi>b</mi>
          <mrow>
            <mn>2</mn>
            <mi>a</mi>
          </mrow>
        </mfrac>
      </mrow>
      <mi mathvariant="normal">=</mi>
      <mn>0</mn>
    </mrow>
    <annotation encoding="StarMath 5.0">x+b over {{2}a}={0}</annotation>
  </semantics>
</math>
</file>

<file path=Object 106/content.xml><?xml version="1.0" encoding="utf-8"?>
<math xmlns="http://www.w3.org/1998/Math/MathML">
  <semantics>
    <mrow>
      <mrow>
        <mi>x</mi>
        <mi mathvariant="normal">=</mi>
        <mi>–</mi>
      </mrow>
      <mfrac>
        <mi>b</mi>
        <mrow>
          <mn>2</mn>
          <mi>a</mi>
        </mrow>
      </mfrac>
    </mrow>
    <annotation encoding="StarMath 5.0">x=–b over {{2}a}</annotation>
  </semantics>
</math>
</file>

<file path=Object 107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08/content.xml><?xml version="1.0" encoding="utf-8"?>
<math xmlns="http://www.w3.org/1998/Math/MathML">
  <semantics>
    <mrow>
      <msub>
        <mi>X</mi>
        <mn>1</mn>
      </msub>
      <mi mathvariant="normal">=</mi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1}=sqrt {%DELTA  over {{4}a^2} }</annotation>
  </semantics>
</math>
</file>

<file path=Object 109/content.xml><?xml version="1.0" encoding="utf-8"?>
<math xmlns="http://www.w3.org/1998/Math/MathML">
  <semantics>
    <mrow>
      <mrow>
        <msub>
          <mi>X</mi>
          <mn>2</mn>
        </msub>
        <mi mathvariant="normal">=</mi>
        <mi>–</mi>
      </mrow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2}=–sqrt {%DELTA  over {{4}a^2} }</annotation>
  </semantics>
</math>
</file>

<file path=Object 11/content.xml><?xml version="1.0" encoding="utf-8"?>
<math xmlns="http://www.w3.org/1998/Math/MathML">
  <semantics>
    <mrow>
      <mrow>
        <mo stretchy="false">β</mo>
        <mi mathvariant="normal">=</mi>
        <mi>P</mi>
      </mrow>
      <mrow>
        <mo stretchy="false">(</mo>
        <mo stretchy="false">α</mo>
        <mo stretchy="false">)</mo>
      </mrow>
    </mrow>
    <annotation encoding="StarMath 5.0">%beta =P(%alpha )</annotation>
  </semantics>
</math>
</file>

<file path=Object 110/content.xml><?xml version="1.0" encoding="utf-8"?>
<math xmlns="http://www.w3.org/1998/Math/MathML">
  <semantics>
    <mrow>
      <mrow>
        <msub>
          <mi>x</mi>
          <mn>1</mn>
        </msub>
        <mo stretchy="false">+</mo>
        <mfrac>
          <mi>b</mi>
          <mn>2a</mn>
        </mfrac>
      </mrow>
      <mi mathvariant="normal">=</mi>
      <msqrt>
        <mfrac>
          <mo stretchy="false">Δ</mo>
          <mrow>
            <mn>4</mn>
            <msup>
              <mi>a</mi>
              <mn>2</mn>
            </msup>
          </mrow>
        </mfrac>
      </msqrt>
    </mrow>
    <annotation encoding="StarMath 5.0">x_{1}+b over {2a}=sqrt {%DELTA  over {{4}a^2} }</annotation>
  </semantics>
</math>
</file>

<file path=Object 111/content.xml><?xml version="1.0" encoding="utf-8"?>
<math xmlns="http://www.w3.org/1998/Math/MathML">
  <semantics>
    <mrow>
      <mrow>
        <msub>
          <mi>x</mi>
          <mn>2</mn>
        </msub>
        <mo stretchy="false">+</mo>
        <mfrac>
          <mi>b</mi>
          <mn>2a</mn>
        </mfrac>
      </mrow>
      <mi mathvariant="normal">=</mi>
      <mrow>
        <mi mathvariant="normal">−</mi>
        <msqrt>
          <mfrac>
            <mo stretchy="false">Δ</mo>
            <mrow>
              <mn>4</mn>
              <msup>
                <mi>a</mi>
                <mn>2</mn>
              </msup>
            </mrow>
          </mfrac>
        </msqrt>
      </mrow>
    </mrow>
    <annotation encoding="StarMath 5.0">x_{2}+b over {2a}=-sqrt {%DELTA  over {{4}a^2} }</annotation>
  </semantics>
</math>
</file>

<file path=Object 112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13/content.xml><?xml version="1.0" encoding="utf-8"?>
<math xmlns="http://www.w3.org/1998/Math/MathML">
  <semantics>
    <mrow>
      <mrow>
        <msqrt>
          <mrow>
            <mo stretchy="false">(</mo>
            <mrow>
              <mn>4</mn>
              <msup>
                <mi>a</mi>
                <mn>2</mn>
              </msup>
            </mrow>
            <mo stretchy="false">)</mo>
          </mrow>
        </msqrt>
        <mi mathvariant="normal">=</mi>
        <mn>2</mn>
      </mrow>
      <mi>a</mi>
    </mrow>
    <annotation encoding="StarMath 5.0">sqrt({4}a^2)={2}a</annotation>
  </semantics>
</math>
</file>

<file path=Object 114/content.xml><?xml version="1.0" encoding="utf-8"?>
<math xmlns="http://www.w3.org/1998/Math/MathML">
  <semantics>
    <mrow>
      <mrow>
        <msub>
          <mi>x</mi>
          <mn>1</mn>
        </msub>
        <mi mathvariant="normal">=</mi>
        <mrow>
          <mfrac>
            <mrow>
              <mi mathvariant="normal">−</mi>
              <mi>b</mi>
            </mrow>
            <mn>2a</mn>
          </mfrac>
          <mo stretchy="false">+</mo>
          <mfrac>
            <msqrt>
              <mo stretchy="false">Δ</mo>
            </msqrt>
            <mn>2a</mn>
          </mfrac>
        </mrow>
      </mrow>
      <mi mathvariant="normal">=</mi>
      <mfrac>
        <mrow>
          <mrow>
            <mi mathvariant="normal">−</mi>
            <mi>b</mi>
          </mrow>
          <mo stretchy="false">+</mo>
          <msqrt>
            <mo stretchy="false">Δ</mo>
          </msqrt>
        </mrow>
        <mn>2a</mn>
      </mfrac>
    </mrow>
    <annotation encoding="StarMath 5.0">x_{1}=-b over {2a}+sqrt %DELTA  over {2a}={-b+sqrt {%DELTA} } over {2a}</annotation>
  </semantics>
</math>
</file>

<file path=Object 115/content.xml><?xml version="1.0" encoding="utf-8"?>
<math xmlns="http://www.w3.org/1998/Math/MathML">
  <semantics>
    <mrow>
      <mrow>
        <msub>
          <mi>x</mi>
          <mn>2</mn>
        </msub>
        <mi mathvariant="normal">=</mi>
        <mrow>
          <mfrac>
            <mrow>
              <mi mathvariant="normal">−</mi>
              <mi>b</mi>
            </mrow>
            <mn>2a</mn>
          </mfrac>
          <mi mathvariant="normal">−</mi>
          <mfrac>
            <msqrt>
              <mo stretchy="false">Δ</mo>
            </msqrt>
            <mn>2a</mn>
          </mfrac>
        </mrow>
      </mrow>
      <mi mathvariant="normal">=</mi>
      <mfrac>
        <mrow>
          <mrow>
            <mi mathvariant="normal">−</mi>
            <mi>b</mi>
          </mrow>
          <mi mathvariant="normal">−</mi>
          <msqrt>
            <mo stretchy="false">Δ</mo>
          </msqrt>
        </mrow>
        <mn>2a</mn>
      </mfrac>
    </mrow>
    <annotation encoding="StarMath 5.0">x_{2}=-b over {2a}-sqrt %DELTA  over {2a}={-b-sqrt {%DELTA} } over {2a}</annotation>
  </semantics>
</math>
</file>

<file path=Object 116/content.xml><?xml version="1.0" encoding="utf-8"?>
<math xmlns="http://www.w3.org/1998/Math/MathML">
  <semantics>
    <mrow>
      <mrow>
        <msub>
          <mi>x</mi>
          <mn>1</mn>
        </msub>
        <mi mathvariant="normal">=</mi>
        <mrow>
          <mfrac>
            <mrow>
              <mi mathvariant="normal">−</mi>
              <mi>b</mi>
            </mrow>
            <mn>2a</mn>
          </mfrac>
          <mo stretchy="false">+</mo>
          <mfrac>
            <msqrt>
              <mo stretchy="false">Δ</mo>
            </msqrt>
            <mrow>
              <mi mathvariant="normal">−</mi>
              <mn>2a</mn>
            </mrow>
          </mfrac>
        </mrow>
      </mrow>
      <mi mathvariant="normal">=</mi>
      <mfrac>
        <mrow>
          <mrow>
            <mi mathvariant="normal">−</mi>
            <mi>b</mi>
          </mrow>
          <mi mathvariant="normal">−</mi>
          <msqrt>
            <mo stretchy="false">Δ</mo>
          </msqrt>
        </mrow>
        <mn>2a</mn>
      </mfrac>
    </mrow>
    <annotation encoding="StarMath 5.0">x_{1}=-b over {2a}+sqrt %DELTA  over {-2a}={-b-sqrt {%DELTA} } over {2a}</annotation>
  </semantics>
</math>
</file>

<file path=Object 117/content.xml><?xml version="1.0" encoding="utf-8"?>
<math xmlns="http://www.w3.org/1998/Math/MathML">
  <semantics>
    <mrow>
      <mrow>
        <msub>
          <mi>x</mi>
          <mn>2</mn>
        </msub>
        <mi mathvariant="normal">=</mi>
        <mrow>
          <mfrac>
            <mrow>
              <mi mathvariant="normal">−</mi>
              <mi>b</mi>
            </mrow>
            <mn>2a</mn>
          </mfrac>
          <mi mathvariant="normal">−</mi>
          <mfrac>
            <msqrt>
              <mo stretchy="false">Δ</mo>
            </msqrt>
            <mrow>
              <mi mathvariant="normal">−</mi>
              <mn>2a</mn>
            </mrow>
          </mfrac>
        </mrow>
      </mrow>
      <mi mathvariant="normal">=</mi>
      <mfrac>
        <mrow>
          <mrow>
            <mi mathvariant="normal">−</mi>
            <mi>b</mi>
          </mrow>
          <mo stretchy="false">+</mo>
          <msqrt>
            <mo stretchy="false">Δ</mo>
          </msqrt>
        </mrow>
        <mn>2a</mn>
      </mfrac>
    </mrow>
    <annotation encoding="StarMath 5.0">x_{2}=-b over {2a}-sqrt %DELTA  over {-2a}={-b+sqrt {%DELTA} } over {2a}</annotation>
  </semantics>
</math>
</file>

<file path=Object 118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19/content.xml><?xml version="1.0" encoding="utf-8"?>
<math xmlns="http://www.w3.org/1998/Math/MathML">
  <semantics>
    <mrow>
      <mrow>
        <msqrt>
          <mrow>
            <mo stretchy="false">(</mo>
            <mrow>
              <mn>4</mn>
              <msup>
                <mi>a</mi>
                <mn>2</mn>
              </msup>
            </mrow>
            <mo stretchy="false">)</mo>
          </mrow>
        </msqrt>
        <mi mathvariant="normal">=</mi>
        <mrow>
          <mi mathvariant="normal">−</mi>
          <mn>2</mn>
        </mrow>
      </mrow>
      <mi>a</mi>
    </mrow>
    <annotation encoding="StarMath 5.0">sqrt({4}a^2)={-2}a</annotation>
  </semantics>
</math>
</file>

<file path=Object 12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120/content.xml><?xml version="1.0" encoding="utf-8"?>
<math xmlns="http://www.w3.org/1998/Math/MathML">
  <semantics>
    <mrow>
      <mn>2</mn>
      <msup>
        <mi>x</mi>
        <mn>2</mn>
      </msup>
      <mi>–</mi>
      <mn>3</mn>
      <mrow>
        <mrow>
          <mi>x</mi>
          <mo stretchy="false">+</mo>
          <mn>5</mn>
        </mrow>
        <mi mathvariant="normal">=</mi>
        <mn>0</mn>
      </mrow>
    </mrow>
    <annotation encoding="StarMath 5.0">{2}x^2–{3}x+{5}={0}</annotation>
  </semantics>
</math>
</file>

<file path=Object 12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122/content.xml><?xml version="1.0" encoding="utf-8"?>
<math xmlns="http://www.w3.org/1998/Math/MathML">
  <semantics>
    <mrow>
      <mrow>
        <mi>b</mi>
        <mi mathvariant="normal">=</mi>
        <mi>–</mi>
      </mrow>
      <mn>3</mn>
    </mrow>
    <annotation encoding="StarMath 5.0">b=–{3}</annotation>
  </semantics>
</math>
</file>

<file path=Object 123/content.xml><?xml version="1.0" encoding="utf-8"?>
<math xmlns="http://www.w3.org/1998/Math/MathML">
  <semantics>
    <mrow>
      <mi>c</mi>
      <mi mathvariant="normal">=</mi>
      <mn>5</mn>
    </mrow>
    <annotation encoding="StarMath 5.0">c={5}</annotation>
  </semantics>
</math>
</file>

<file path=Object 124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3</mn>
            </mrow>
            <mo stretchy="false">)</mo>
          </mrow>
          <mn>2</mn>
        </msup>
      </mrow>
      <mi>–</mi>
      <mrow>
        <mrow>
          <mrow>
            <mn>4</mn>
            <mi mathvariant="normal">×</mi>
            <mn>2</mn>
          </mrow>
          <mi mathvariant="normal">×</mi>
          <mn>5</mn>
        </mrow>
        <mi mathvariant="normal">=</mi>
        <mn>9</mn>
      </mrow>
      <mi>–</mi>
      <mrow>
        <mn>40</mn>
        <mi mathvariant="normal">=</mi>
        <mi>–</mi>
      </mrow>
      <mn>31</mn>
    </mrow>
    <annotation encoding="StarMath 5.0">%DELTA =(–{3})^2–{4} times {2} times {5}={9}–{40}=–{31}</annotation>
  </semantics>
</math>
</file>

<file path=Object 125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26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i mathvariant="normal">=</mi>
        <mn>0</mn>
      </mrow>
    </mrow>
    <annotation encoding="StarMath 5.0">{3}x^2–x–{4}={0}</annotation>
  </semantics>
</math>
</file>

<file path=Object 127/content.xml><?xml version="1.0" encoding="utf-8"?>
<math xmlns="http://www.w3.org/1998/Math/MathML">
  <semantics>
    <mrow>
      <mi>a</mi>
      <mi mathvariant="normal">=</mi>
      <mn>3</mn>
    </mrow>
    <annotation encoding="StarMath 5.0">a={3}</annotation>
  </semantics>
</math>
</file>

<file path=Object 128/content.xml><?xml version="1.0" encoding="utf-8"?>
<math xmlns="http://www.w3.org/1998/Math/MathML">
  <semantics>
    <mrow>
      <mrow>
        <mi>b</mi>
        <mi mathvariant="normal">=</mi>
        <mi>–</mi>
      </mrow>
      <mn>1</mn>
    </mrow>
    <annotation encoding="StarMath 5.0">b=–{1}</annotation>
  </semantics>
</math>
</file>

<file path=Object 12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13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130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1</mn>
            </mrow>
            <mo stretchy="false">)</mo>
          </mrow>
          <mn>2</mn>
        </msup>
      </mrow>
      <mi>–</mi>
      <mrow>
        <mrow>
          <mrow>
            <mrow>
              <mn>4</mn>
              <mi mathvariant="normal">×</mi>
              <mn>3</mn>
            </mrow>
            <mi mathvariant="normal">×</mi>
            <mrow>
              <mo stretchy="false">(</mo>
              <mrow>
                <mi>–</mi>
                <mn>4</mn>
              </mrow>
              <mo stretchy="false">)</mo>
            </mrow>
          </mrow>
          <mi mathvariant="normal">=</mi>
          <mrow>
            <mn>1</mn>
            <mo stretchy="false">+</mo>
            <mn>48</mn>
          </mrow>
        </mrow>
        <mi mathvariant="normal">=</mi>
        <mn>49</mn>
      </mrow>
    </mrow>
    <annotation encoding="StarMath 5.0">%DELTA =(–{1})^2–{4} times {3} times (–{4})={1}+{48}={49}</annotation>
  </semantics>
</math>
</file>

<file path=Object 131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2/content.xml><?xml version="1.0" encoding="utf-8"?>
<math xmlns="http://www.w3.org/1998/Math/MathML">
  <semantics>
    <mrow>
      <mrow>
        <mrow>
          <mrow>
            <msub>
              <mi>x</mi>
              <mn>1</mn>
            </msub>
            <mi mathvariant="normal">=</mi>
            <mfrac>
              <mrow>
                <mi>–</mi>
                <mrow>
                  <mi>b</mi>
                  <mo stretchy="false">+</mo>
                  <msqrt>
                    <mo stretchy="false">Δ</mo>
                  </msqrt>
                </mrow>
              </mrow>
              <mrow>
                <mn>2</mn>
                <mi>a</mi>
              </mrow>
            </mfrac>
          </mrow>
          <mi mathvariant="normal">=</mi>
          <mfrac>
            <mrow>
              <mn>1</mn>
              <mo stretchy="false">+</mo>
              <mn>7</mn>
            </mrow>
            <mn>6</mn>
          </mfrac>
        </mrow>
        <mi mathvariant="normal">=</mi>
        <mfrac>
          <mn>8</mn>
          <mn>6</mn>
        </mfrac>
      </mrow>
      <mi mathvariant="normal">=</mi>
      <mfrac>
        <mn>4</mn>
        <mn>3</mn>
      </mfrac>
    </mrow>
    <annotation encoding="StarMath 5.0">x_{1}={–b+sqrt%DELTA } over {{2}a}={{1}+{7}} over {6}={8} over {6}={4} over {3}</annotation>
  </semantics>
</math>
</file>

<file path=Object 133/content.xml><?xml version="1.0" encoding="utf-8"?>
<math xmlns="http://www.w3.org/1998/Math/MathML">
  <semantics>
    <mrow>
      <mrow>
        <mrow>
          <mrow>
            <msub>
              <mi>x</mi>
              <mn>2</mn>
            </msub>
            <mi mathvariant="normal">=</mi>
            <mfrac>
              <mrow>
                <mi>–</mi>
                <mrow>
                  <mi>b</mi>
                  <mi mathvariant="normal">−</mi>
                  <msqrt>
                    <mo stretchy="false">Δ</mo>
                  </msqrt>
                </mrow>
              </mrow>
              <mrow>
                <mn>2</mn>
                <mi>a</mi>
              </mrow>
            </mfrac>
          </mrow>
          <mi mathvariant="normal">=</mi>
          <mfrac>
            <mrow>
              <mn>1</mn>
              <mi mathvariant="normal">−</mi>
              <mn>7</mn>
            </mrow>
            <mn>6</mn>
          </mfrac>
        </mrow>
        <mi mathvariant="normal">=</mi>
        <mfrac>
          <mrow>
            <mi mathvariant="normal">−</mi>
            <mn>6</mn>
          </mrow>
          <mn>6</mn>
        </mfrac>
      </mrow>
      <mi mathvariant="normal">=</mi>
      <mrow>
        <mi mathvariant="normal">−</mi>
        <mn>1</mn>
      </mrow>
    </mrow>
    <annotation encoding="StarMath 5.0">x_{2}={–b-sqrt%DELTA } over {{2}a}={{1}-{7}} over {6}={-6} over {6}=-1</annotation>
  </semantics>
</math>
</file>

<file path=Object 134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135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36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13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3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9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0</mn>
      </mrow>
    </mrow>
    <annotation encoding="StarMath 5.0">P(x)={0}</annotation>
  </semantics>
</math>
</file>

<file path=Object 14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40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P(x)=ax^2+bx+c</annotation>
  </semantics>
</math>
</file>

<file path=Object 141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142/content.xml><?xml version="1.0" encoding="utf-8"?>
<math xmlns="http://www.w3.org/1998/Math/MathML">
  <semantics>
    <mrow>
      <msub>
        <mo stretchy="false">α</mo>
        <mn>1</mn>
      </msub>
      <mi mathvariant="normal">=</mi>
      <mfrac>
        <mrow>
          <mi>–</mi>
          <mi>b</mi>
          <mi>–</mi>
          <msqrt>
            <mo stretchy="false">Δ</mo>
          </msqrt>
        </mrow>
        <mrow>
          <mn>2</mn>
          <mi>a</mi>
        </mrow>
      </mfrac>
    </mrow>
    <annotation encoding="StarMath 5.0">%alpha_{1}={–b–sqrt{%DELTA}} over {{2}a}</annotation>
  </semantics>
</math>
</file>

<file path=Object 143/content.xml><?xml version="1.0" encoding="utf-8"?>
<math xmlns="http://www.w3.org/1998/Math/MathML">
  <semantics>
    <mrow>
      <msub>
        <mo stretchy="false">α</mo>
        <mn>2</mn>
      </msub>
      <mi mathvariant="normal">=</mi>
      <mfrac>
        <mrow>
          <mi>–</mi>
          <mrow>
            <mi>b</mi>
            <mo stretchy="false">+</mo>
            <msqrt>
              <mo stretchy="false">Δ</mo>
            </msqrt>
          </mrow>
        </mrow>
        <mrow>
          <mn>2</mn>
          <mi>a</mi>
        </mrow>
      </mfrac>
    </mrow>
    <annotation encoding="StarMath 5.0">%alpha_{2}={–b+sqrt{%DELTA }} over {{2}a}</annotation>
  </semantics>
</math>
</file>

<file path=Object 144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row>
        <mo stretchy="false">(</mo>
        <mrow>
          <mi>x</mi>
          <mi>–</mi>
          <msub>
            <mo stretchy="false">α</mo>
            <mn>1</mn>
          </msub>
        </mrow>
        <mo stretchy="false">)</mo>
      </mrow>
      <mrow>
        <mo stretchy="false">(</mo>
        <mrow>
          <mi>x</mi>
          <mi>–</mi>
          <msub>
            <mo stretchy="false">α</mo>
            <mn>2</mn>
          </msub>
        </mrow>
        <mo stretchy="false">)</mo>
      </mrow>
    </mrow>
    <annotation encoding="StarMath 5.0">P(x)=a(x–%alpha _{1})(x–%alpha _{2})</annotation>
  </semantics>
</math>
</file>

<file path=Object 14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sup>
        <mrow>
          <mo stretchy="false">(</mo>
          <mrow>
            <mi>x</mi>
            <mi>–</mi>
            <mo stretchy="false">α</mo>
          </mrow>
          <mo stretchy="false">)</mo>
        </mrow>
        <mn>2</mn>
      </msup>
    </mrow>
    <annotation encoding="StarMath 5.0">P(x)=a(x–%alpha )^2</annotation>
  </semantics>
</math>
</file>

<file path=Object 146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47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48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149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row>
          <mi>x</mi>
          <mo stretchy="false">+</mo>
          <mn>8</mn>
        </mrow>
        <mi mathvariant="normal">=</mi>
        <mn>2</mn>
      </mrow>
      <mrow>
        <mrow>
          <mo stretchy="false">(</mo>
          <mrow>
            <msup>
              <mi>x</mi>
              <mn>2</mn>
            </msup>
            <mi>–</mi>
            <mn>4</mn>
            <mrow>
              <mi>x</mi>
              <mo stretchy="false">+</mo>
              <mn>4</mn>
            </mrow>
          </mrow>
          <mo stretchy="false">)</mo>
        </mrow>
        <mi mathvariant="normal">=</mi>
        <mn>2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P(x)={2}x^2–{8}x+{8}={2}(x^2–{4}x+{4})={2}(x–{2})^2</annotation>
  </semantics>
</math>
</file>

<file path=Object 150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1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2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3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4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5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6/content.xml><?xml version="1.0" encoding="utf-8"?>
<math xmlns="http://www.w3.org/1998/Math/MathML">
  <semantics>
    <mrow>
      <mo stretchy="false">α</mo>
      <mi mathvariant="normal">=</mi>
      <mfrac>
        <mrow>
          <msub>
            <mo stretchy="false">α</mo>
            <mn>1</mn>
          </msub>
          <mo stretchy="false">+</mo>
          <msub>
            <mo stretchy="false">α</mo>
            <mn>2</mn>
          </msub>
        </mrow>
        <mn>2</mn>
      </mfrac>
    </mrow>
    <annotation encoding="StarMath 5.0">%alpha ={%alpha _{1}+%alpha _{2}} over {2}</annotation>
  </semantics>
</math>
</file>

<file path=Object 157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16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i>x</mi>
      <mrow>
        <mrow>
          <mo stretchy="false">(</mo>
          <mrow>
            <mi>x</mi>
            <mi>–</mi>
            <mn>2</mn>
          </mrow>
          <mo stretchy="false">)</mo>
        </mrow>
        <mo stretchy="false">+</mo>
        <mn>3</mn>
      </mrow>
    </mrow>
    <annotation encoding="StarMath 5.0">Q(x)=–{2}x(x–{2})+{3}</annotation>
  </semantics>
</math>
</file>

<file path=Object 17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i>x</mi>
          <mn>2</mn>
        </msup>
        <mo stretchy="false">+</mo>
        <mn>4</mn>
      </mrow>
      <mrow>
        <mi>x</mi>
        <mo stretchy="false">+</mo>
        <mn>3</mn>
      </mrow>
    </mrow>
    <annotation encoding="StarMath 5.0">Q(x)=–{2}x^2+{4}x+{3}</annotation>
  </semantics>
</math>
</file>

<file path=Object 18/content.xml><?xml version="1.0" encoding="utf-8"?>
<math xmlns="http://www.w3.org/1998/Math/MathML">
  <semantics>
    <mrow>
      <mrow>
        <mo stretchy="false">α</mo>
        <mi mathvariant="normal">=</mi>
        <mi>–</mi>
      </mrow>
      <mrow>
        <mfrac>
          <mi>b</mi>
          <mrow>
            <mn>2</mn>
            <mi>a</mi>
          </mrow>
        </mfrac>
        <mi mathvariant="normal">=</mi>
        <mi>–</mi>
      </mrow>
      <mrow>
        <mfrac>
          <mn>4</mn>
          <mrow>
            <mn>2</mn>
            <mi mathvariant="normal">×</mi>
            <mrow>
              <mo stretchy="false">(</mo>
              <mrow>
                <mi>–</mi>
                <mn>2</mn>
              </mrow>
              <mo stretchy="false">)</mo>
            </mrow>
          </mrow>
        </mfrac>
        <mi mathvariant="normal">=</mi>
        <mn>1</mn>
      </mrow>
    </mrow>
    <annotation encoding="StarMath 5.0">%alpha =–b over {{2}a}=–{4} over {{2} times (–{2})}={1}</annotation>
  </semantics>
</math>
</file>

<file path=Object 19/content.xml><?xml version="1.0" encoding="utf-8"?>
<math xmlns="http://www.w3.org/1998/Math/MathML">
  <semantics>
    <mrow>
      <mrow>
        <mo stretchy="false">β</mo>
        <mi mathvariant="normal">=</mi>
        <mi>Q</mi>
      </mrow>
      <mrow>
        <mrow>
          <mo stretchy="false">(</mo>
          <mn>1</mn>
          <mo stretchy="false">)</mo>
        </mrow>
        <mi mathvariant="normal">=</mi>
        <mi>–</mi>
      </mrow>
      <mrow>
        <mrow>
          <mrow>
            <mrow>
              <mn>2</mn>
              <mi mathvariant="normal">×</mi>
              <msup>
                <mn>1</mn>
                <mn>2</mn>
              </msup>
            </mrow>
            <mo stretchy="false">+</mo>
            <mrow>
              <mn>4</mn>
              <mi mathvariant="normal">×</mi>
              <mn>1</mn>
            </mrow>
          </mrow>
          <mo stretchy="false">+</mo>
          <mn>3</mn>
        </mrow>
        <mi mathvariant="normal">=</mi>
        <mn>5</mn>
      </mrow>
    </mrow>
    <annotation encoding="StarMath 5.0">%beta =Q({1})=–{2} times {1}^2+{4} times {1}+{3}=5</annotation>
  </semantics>
</math>
</file>

<file path=Object 2/content.xml><?xml version="1.0" encoding="utf-8"?>
<math xmlns="http://www.w3.org/1998/Math/MathML">
  <semantics>
    <mrow>
      <mi>a</mi>
      <mi mathvariant="normal">≠</mi>
      <mn>0</mn>
    </mrow>
    <annotation encoding="StarMath 5.0">a &lt;&gt;  {0}</annotation>
  </semantics>
</math>
</file>

<file path=Object 20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21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5</mn>
      </mrow>
    </mrow>
    <annotation encoding="StarMath 5.0">Q(x)=–{2} (x–{1})^2+5</annotation>
  </semantics>
</math>
</file>

<file path=Object 22/content.xml><?xml version="1.0" encoding="utf-8"?>
<math xmlns="http://www.w3.org/1998/Math/MathML">
  <semantics>
    <mrow>
      <mi>P</mi>
      <mstyle mathvariant="normal">
        <mrow>
          <mi mathvariant="normal">:</mi>
        </mrow>
      </mstyle>
      <mi>x</mi>
    </mrow>
    <annotation encoding="StarMath 5.0">P  nitalic:  x</annotation>
  </semantics>
</math>
</file>

<file path=Object 23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24/content.xml><?xml version="1.0" encoding="utf-8"?>
<math xmlns="http://www.w3.org/1998/Math/MathML">
  <semantics>
    <mrow>
      <mrow>
        <mo stretchy="false">β</mo>
        <mi mathvariant="normal">=</mi>
        <mi>f</mi>
      </mrow>
      <mrow>
        <mo stretchy="false">(</mo>
        <mo stretchy="false">α</mo>
        <mo stretchy="false">)</mo>
      </mrow>
    </mrow>
    <annotation encoding="StarMath 5.0">%beta =f(%alpha )</annotation>
  </semantics>
</math>
</file>

<file path=Object 25/content.xml><?xml version="1.0" encoding="utf-8"?>
<math xmlns="http://www.w3.org/1998/Math/MathML">
  <semantics>
    <mrow>
      <mo stretchy="false">α</mo>
      <mi mathvariant="normal">=</mi>
      <mn>2</mn>
    </mrow>
    <annotation encoding="StarMath 5.0">%alpha ={2}</annotation>
  </semantics>
</math>
</file>

<file path=Object 26/content.xml><?xml version="1.0" encoding="utf-8"?>
<math xmlns="http://www.w3.org/1998/Math/MathML">
  <semantics>
    <mrow>
      <mo stretchy="false">β</mo>
      <mi mathvariant="normal">=</mi>
      <mn>0</mn>
    </mrow>
    <annotation encoding="StarMath 5.0">%beta ={0}</annotation>
  </semantics>
</math>
</file>

<file path=Object 27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28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29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3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30/content.xml><?xml version="1.0" encoding="utf-8"?>
<math xmlns="http://www.w3.org/1998/Math/MathML">
  <semantics>
    <mrow>
      <mi>c</mi>
      <mi mathvariant="normal">=</mi>
      <mn>3</mn>
    </mrow>
    <annotation encoding="StarMath 5.0">c={3}</annotation>
  </semantics>
</math>
</file>

<file path=Object 31/content.xml><?xml version="1.0" encoding="utf-8"?>
<math xmlns="http://www.w3.org/1998/Math/MathML">
  <semantics>
    <mrow>
      <mo stretchy="false">α</mo>
      <mi mathvariant="normal">=</mi>
      <mn>1</mn>
    </mrow>
    <annotation encoding="StarMath 5.0">%alpha ={1}</annotation>
  </semantics>
</math>
</file>

<file path=Object 32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33/content.xml><?xml version="1.0" encoding="utf-8"?>
<math xmlns="http://www.w3.org/1998/Math/MathML">
  <semantics>
    <mrow>
      <mo stretchy="false">β</mo>
      <mi mathvariant="normal">=</mi>
      <mn>5</mn>
    </mrow>
    <annotation encoding="StarMath 5.0">%beta ={5}</annotation>
  </semantics>
</math>
</file>

<file path=Object 34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35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36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37/content.xml><?xml version="1.0" encoding="utf-8"?>
<math xmlns="http://www.w3.org/1998/Math/MathML">
  <semantics>
    <mrow>
      <mi>a</mi>
      <mi mathvariant="normal">=</mi>
      <mrow>
        <mi mathvariant="normal">−</mi>
        <mn>2</mn>
      </mrow>
    </mrow>
    <annotation encoding="StarMath 5.0">a={-2}</annotation>
  </semantics>
</math>
</file>

<file path=Object 38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i>x</mi>
          <mn>2</mn>
        </msup>
        <mo stretchy="false">+</mo>
        <mn>4</mn>
      </mrow>
      <mrow>
        <mi>x</mi>
        <mo stretchy="false">+</mo>
        <mn>3</mn>
      </mrow>
    </mrow>
    <annotation encoding="StarMath 5.0">Q(x)=–{2}x^2+{4}x+{3}</annotation>
  </semantics>
</math>
</file>

<file path=Object 39/content.xml><?xml version="1.0" encoding="utf-8"?>
<math xmlns="http://www.w3.org/1998/Math/MathML">
  <semantics>
    <mrow>
      <mi>a</mi>
      <mrow>
        <mrow>
          <msup>
            <mrow>
              <mo stretchy="false">(</mo>
              <mrow>
                <mi>x</mi>
                <mi>–</mi>
                <mo stretchy="false">α</mo>
              </mrow>
              <mo stretchy="false">)</mo>
            </mrow>
            <mn>2</mn>
          </msup>
          <mo stretchy="false">+</mo>
          <mo stretchy="false">β</mo>
        </mrow>
        <mi mathvariant="normal">=</mi>
        <mi>a</mi>
      </mrow>
      <mrow>
        <mrow>
          <mrow>
            <mo stretchy="false">(</mo>
            <mrow>
              <msup>
                <mi>x</mi>
                <mn>2</mn>
              </msup>
              <mi>–</mi>
              <mrow>
                <mrow>
                  <mrow>
                    <mn>2</mn>
                    <mi mathvariant="normal">×</mi>
                    <mo stretchy="false">α</mo>
                  </mrow>
                  <mi mathvariant="normal">×</mi>
                  <mi>x</mi>
                </mrow>
                <mo stretchy="false">+</mo>
                <msup>
                  <mo stretchy="false">α</mo>
                  <mn>2</mn>
                </msup>
              </mrow>
            </mrow>
            <mo stretchy="false">)</mo>
          </mrow>
          <mo stretchy="false">+</mo>
          <mo stretchy="false">β</mo>
        </mrow>
        <mi mathvariant="normal">=</mi>
        <mrow>
          <msup>
            <mi mathvariant="italic">ax</mi>
            <mn>2</mn>
          </msup>
          <mi mathvariant="normal">−</mi>
          <mn>2</mn>
        </mrow>
      </mrow>
      <mi>a</mi>
      <mo stretchy="false">α</mo>
      <mrow>
        <mi>x</mi>
        <mo stretchy="false">+</mo>
        <mi>a</mi>
      </mrow>
      <mrow>
        <msup>
          <mo stretchy="false">α</mo>
          <mn>2</mn>
        </msup>
        <mo stretchy="false">+</mo>
        <mo stretchy="false">β</mo>
      </mrow>
    </mrow>
    <annotation encoding="StarMath 5.0">a(x–%alpha )^2+%beta =a(x^2–{2} times %alpha  times x+%alpha ^2)+%beta =ax^2-{2}a%alpha x+a%alpha ^2+%beta </annotation>
  </semantics>
</math>
</file>

<file path=Object 4/content.xml><?xml version="1.0" encoding="utf-8"?>
<math xmlns="http://www.w3.org/1998/Math/MathML">
  <semantics>
    <mrow>
      <mi>a</mi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a(x–%alpha )^2+%beta </annotation>
  </semantics>
</math>
</file>

<file path=Object 40/content.xml><?xml version="1.0" encoding="utf-8"?>
<math xmlns="http://www.w3.org/1998/Math/MathML">
  <semantics>
    <mrow>
      <mrow>
        <mi>c</mi>
        <mi mathvariant="normal">=</mi>
        <mi>a</mi>
      </mrow>
      <mrow>
        <msup>
          <mo stretchy="false">α</mo>
          <mn>2</mn>
        </msup>
        <mo stretchy="false">+</mo>
        <mo stretchy="false">β</mo>
      </mrow>
    </mrow>
    <annotation encoding="StarMath 5.0">c=a%alpha ^2+%beta </annotation>
  </semantics>
</math>
</file>

<file path=Object 4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42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43/content.xml><?xml version="1.0" encoding="utf-8"?>
<math xmlns="http://www.w3.org/1998/Math/MathML">
  <semantics>
    <mrow>
      <mrow>
        <mi>b</mi>
        <mi mathvariant="normal">=</mi>
        <mrow>
          <mi mathvariant="normal">−</mi>
          <mn>2</mn>
        </mrow>
      </mrow>
      <mi>a</mi>
      <mo stretchy="false">α</mo>
    </mrow>
    <annotation encoding="StarMath 5.0">b=-{2}a%alpha </annotation>
  </semantics>
</math>
</file>

<file path=Object 44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P(x)=ax^2+bx+c</annotation>
  </semantics>
</math>
</file>

<file path=Object 4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P(x)=a(x–%alpha )^2+%beta </annotation>
  </semantics>
</math>
</file>

<file path=Object 46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47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48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49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5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50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1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5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f(x)=a(x–%alpha )^2+%beta </annotation>
  </semantics>
</math>
</file>

<file path=Object 5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≥</mo>
        <mo stretchy="false">β</mo>
      </mrow>
    </mrow>
    <annotation encoding="StarMath 5.0">f(x) geslant %beta </annotation>
  </semantics>
</math>
</file>

<file path=Object 54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55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56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57/content.xml><?xml version="1.0" encoding="utf-8"?>
<math xmlns="http://www.w3.org/1998/Math/MathML">
  <semantics>
    <mrow>
      <msub>
        <mi>x</mi>
        <mn>1</mn>
      </msub>
      <mo stretchy="false">&lt;</mo>
      <msub>
        <mi>x</mi>
        <mn>2</mn>
      </msub>
    </mrow>
    <annotation encoding="StarMath 5.0">x_{1}&lt;x_{2}</annotation>
  </semantics>
</math>
</file>

<file path=Object 58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

<file path=Object 59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 mathvariant="normal">[</mi>
      </mrow>
      <mi>a</mi>
      <mrow>
        <msup>
          <mrow>
            <mo stretchy="false">(</mo>
            <mrow>
              <msub>
                <mi>x</mi>
                <mn>1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  <mi>–</mi>
      <mi mathvariant="normal">[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</mrow>
    <annotation encoding="StarMath 5.0">f(x_{1})–f(x_{2})=\[a(x_{1}–%alpha )^2+%beta \]–\[a(x_{2}–%alpha )^2+%beta \]</annotation>
  </semantics>
</math>
</file>

<file path=Object 6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60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row>
        <mi mathvariant="normal">]</mi>
        <mi mathvariant="normal">=</mi>
        <mi>a</mi>
      </mrow>
      <mi mathvariant="normal">[</mi>
      <mi mathvariant="normal">[</mi>
      <mrow>
        <mo stretchy="false">(</mo>
        <mrow>
          <msub>
            <mi>x</mi>
            <mn>1</mn>
          </msub>
          <mi>–</mi>
          <mo stretchy="false">α</mo>
        </mrow>
        <mo stretchy="false">)</mo>
      </mrow>
      <mi>–</mi>
      <mrow>
        <mo stretchy="false">(</mo>
        <mrow>
          <msub>
            <mi>x</mi>
            <mn>2</mn>
          </msub>
          <mi>–</mi>
          <mo stretchy="false">α</mo>
        </mrow>
        <mo stretchy="false">)</mo>
      </mrow>
      <mi mathvariant="normal">]</mi>
      <mi mathvariant="normal">[</mi>
      <mrow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o stretchy="false">+</mo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</mrow>
      <mi mathvariant="normal">]</mi>
      <mi mathvariant="normal">]</mi>
    </mrow>
    <annotation encoding="StarMath 5.0">f(x_{1})–f(x_{2})=a\[(x_{1}–%alpha )^2 –(x_{2}–%alpha )^2\]=a\[\[(x_{1}–%alpha )–(x_{2}–%alpha )\]\[(x_{1}–%alpha )+(x_{2}–%alpha )\]\]</annotation>
  </semantics>
</math>
</file>

<file path=Object 61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i mathvariant="normal">]</mi>
    </mrow>
    <annotation encoding="StarMath 5.0">f(x_{1})–f(x_{2})=a(x_{1}–%alpha )^2 –a(x_{2}–%alpha )^2=a\[(x_{1}–%alpha )^2 –(x_{2}–%alpha )^2\]</annotation>
  </semantics>
</math>
</file>

<file path=Object 62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i mathvariant="normal">[</mi>
      <msub>
        <mi>x</mi>
        <mn>1</mn>
      </msub>
      <mi>–</mi>
      <msub>
        <mi>x</mi>
        <mn>2</mn>
      </msub>
      <mi mathvariant="normal">]</mi>
      <mi mathvariant="normal">[</mi>
      <mrow>
        <msub>
          <mi>x</mi>
          <mn>1</mn>
        </msub>
        <mo stretchy="false">+</mo>
        <msub>
          <mi>x</mi>
          <mn>2</mn>
        </msub>
      </mrow>
      <mi>–</mi>
      <mn>2</mn>
      <mo stretchy="false">α</mo>
      <mi mathvariant="normal">]</mi>
      <mi mathvariant="normal">]</mi>
    </mrow>
    <annotation encoding="StarMath 5.0">f(x_{1})–f(x_{2})=a\[\[x_{1}–x_{2}\]\[x_{1}+x_{2}–{2}%alpha \]\]</annotation>
  </semantics>
</math>
</file>

<file path=Object 63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

<file path=Object 64/content.xml><?xml version="1.0" encoding="utf-8"?>
<math xmlns="http://www.w3.org/1998/Math/MathML">
  <semantics>
    <mrow>
      <msub>
        <mi>x</mi>
        <mn>1</mn>
      </msub>
      <mo stretchy="false">&lt;</mo>
      <mo stretchy="false">α</mo>
    </mrow>
    <annotation encoding="StarMath 5.0">x_{1}&lt;%alpha </annotation>
  </semantics>
</math>
</file>

<file path=Object 65/content.xml><?xml version="1.0" encoding="utf-8"?>
<math xmlns="http://www.w3.org/1998/Math/MathML">
  <semantics>
    <mrow>
      <msub>
        <mi>x</mi>
        <mn>2</mn>
      </msub>
      <mo stretchy="false">&lt;</mo>
      <mo stretchy="false">α</mo>
    </mrow>
    <annotation encoding="StarMath 5.0">x_{2}&lt;%alpha </annotation>
  </semantics>
</math>
</file>

<file path=Object 66/content.xml><?xml version="1.0" encoding="utf-8"?>
<math xmlns="http://www.w3.org/1998/Math/MathML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&lt;</mo>
        <mn>2</mn>
      </mrow>
      <mo stretchy="false">α</mo>
    </mrow>
    <annotation encoding="StarMath 5.0">x_{1}+x_{2}&lt;{2}%alpha </annotation>
  </semantics>
</math>
</file>

<file path=Object 67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i mathvariant="normal">−</mi>
        <mi>f</mi>
      </mrow>
      <mrow>
        <mrow>
          <mo stretchy="false">(</mo>
          <msub>
            <mi>x</mi>
            <mn>2</mn>
          </msub>
          <mo stretchy="false">)</mo>
        </mrow>
        <mo stretchy="false">&gt;</mo>
        <mn>0</mn>
      </mrow>
    </mrow>
    <annotation encoding="StarMath 5.0">f(x_{1})-f(x_{2})&gt;0</annotation>
  </semantics>
</math>
</file>

<file path=Object 68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o stretchy="false">&gt;</mo>
        <mi>f</mi>
      </mrow>
      <mrow>
        <mo stretchy="false">(</mo>
        <msub>
          <mi>x</mi>
          <mn>2</mn>
        </msub>
        <mo stretchy="false">)</mo>
      </mrow>
    </mrow>
    <annotation encoding="StarMath 5.0">f(x_{1})&gt;f(x_{2})</annotation>
  </semantics>
</math>
</file>

<file path=Object 69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7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70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71/content.xml><?xml version="1.0" encoding="utf-8"?>
<math xmlns="http://www.w3.org/1998/Math/MathML">
  <semantics>
    <mrow>
      <mn>3</mn>
      <msup>
        <mi>x</mi>
        <mn>2</mn>
      </msup>
      <mi>–</mi>
      <mn>7</mn>
      <mrow>
        <mrow>
          <mi>x</mi>
          <mo stretchy="false">+</mo>
          <mn>2</mn>
        </mrow>
        <mi mathvariant="normal">=</mi>
        <mn>0</mn>
      </mrow>
    </mrow>
    <annotation encoding="StarMath 5.0">{3}x^2–{7}x+{2}={0}</annotation>
  </semantics>
</math>
</file>

<file path=Object 72/content.xml><?xml version="1.0" encoding="utf-8"?>
<math xmlns="http://www.w3.org/1998/Math/MathML">
  <semantics>
    <mrow>
      <mn>2</mn>
      <msup>
        <mi>x</mi>
        <mn>2</mn>
      </msup>
      <mi>–</mi>
      <mrow>
        <mn>9</mn>
        <mi mathvariant="normal">=</mi>
        <mn>0</mn>
      </mrow>
    </mrow>
    <annotation encoding="StarMath 5.0">{2}x^2–{9}={0}</annotation>
  </semantics>
</math>
</file>

<file path=Object 73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2</mn>
      </mrow>
      <mrow>
        <mi>x</mi>
        <mi mathvariant="normal">=</mi>
        <mn>0</mn>
      </mrow>
    </mrow>
    <annotation encoding="StarMath 5.0">–x^2+{2}x={0}</annotation>
  </semantics>
</math>
</file>

<file path=Object 74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row>
        <mi>x</mi>
        <mi mathvariant="normal">=</mi>
        <mn>2</mn>
      </mrow>
      <msup>
        <mi>x</mi>
        <mn>2</mn>
      </msup>
      <mi>–</mi>
      <mi>x</mi>
    </mrow>
    <annotation encoding="StarMath 5.0">x^2–{4}+{3}x={2}x^2–x</annotation>
  </semantics>
</math>
</file>

<file path=Object 75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76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i>x</mi>
      <mi>–</mi>
      <mn>2</mn>
      <mrow>
        <mrow>
          <msup>
            <mi>x</mi>
            <mn>2</mn>
          </msup>
          <mo stretchy="false">+</mo>
          <mi>x</mi>
        </mrow>
        <mi mathvariant="normal">=</mi>
        <mn>0</mn>
      </mrow>
    </mrow>
    <annotation encoding="StarMath 5.0">x^2–{4}+{3}x–{2}x^2+x={0}</annotation>
  </semantics>
</math>
</file>

<file path=Object 77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4</mn>
      </mrow>
      <mi>x</mi>
      <mi>–</mi>
      <mrow>
        <mn>4</mn>
        <mi mathvariant="normal">=</mi>
        <mn>0</mn>
      </mrow>
    </mrow>
    <annotation encoding="StarMath 5.0">–x^2+{4}x–{4}={0}</annotation>
  </semantics>
</math>
</file>

<file path=Object 78/content.xml><?xml version="1.0" encoding="utf-8"?>
<math xmlns="http://www.w3.org/1998/Math/MathML">
  <semantics>
    <mrow>
      <mrow>
        <mi>a</mi>
        <mi mathvariant="normal">=</mi>
        <mi>–</mi>
      </mrow>
      <mn>1</mn>
    </mrow>
    <annotation encoding="StarMath 5.0">a=–{1}</annotation>
  </semantics>
</math>
</file>

<file path=Object 7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8/content.xml><?xml version="1.0" encoding="utf-8"?>
<math xmlns="http://www.w3.org/1998/Math/MathML">
  <semantics>
    <mrow>
      <mo stretchy="false">(</mo>
      <mrow>
        <mi>a</mi>
        <mi mathvariant="normal">≠</mi>
        <mn>0</mn>
      </mrow>
      <mo stretchy="false">)</mo>
    </mrow>
    <annotation encoding="StarMath 5.0">(a%notequal {0})</annotation>
  </semantics>
</math>
</file>

<file path=Object 80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81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82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fenced open="[" close="]">
        <mrow>
          <msup>
            <mfenced open="" close="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o stretchy="false">Δ</mo>
            <msup>
              <mn>4a</mn>
              <mn>2</mn>
            </msup>
          </mfrac>
        </mrow>
      </mfenced>
    </mrow>
    <annotation encoding="StarMath 5.0">ax^2+bx+c=a left[ left(x+b over {{2}a} right)^2–%DELTA  over {4a^2} right]</annotation>
  </semantics>
</math>
</file>

<file path=Object 83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84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fenced open="[" close="]">
        <mrow>
          <msup>
            <mfenced open="" close="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row>
              <msup>
                <mi>b</mi>
                <mn>2</mn>
              </msup>
              <mi>–</mi>
              <mn>4</mn>
              <mi mathvariant="italic">ac</mi>
            </mrow>
            <mrow>
              <mn>4</mn>
              <msup>
                <mi>a</mi>
                <mn>2</mn>
              </msup>
            </mrow>
          </mfrac>
        </mrow>
      </mfenced>
    </mrow>
    <annotation encoding="StarMath 5.0">ax^2+bx+c=a left[ left(x+b over {{2}a} right)^2–{b^2–{4}ac} over {{4}a^2} right]</annotation>
  </semantics>
</math>
</file>

<file path=Object 85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86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fenced open="[" close="]">
        <mrow>
          <mfenced open="" close="">
            <mrow>
              <mrow>
                <msup>
                  <mi>x</mi>
                  <mn>2</mn>
                </msup>
                <mo stretchy="false">+</mo>
                <mrow>
                  <mrow>
                    <mn>2</mn>
                    <mi mathvariant="normal">×</mi>
                    <mfrac>
                      <mi>b</mi>
                      <mrow>
                        <mn>2</mn>
                        <mi>a</mi>
                      </mrow>
                    </mfrac>
                  </mrow>
                  <mi mathvariant="normal">×</mi>
                  <mi>x</mi>
                </mrow>
              </mrow>
              <mo stretchy="false">+</mo>
              <msup>
                <mfenced open="" close="">
                  <mfrac>
                    <mi>b</mi>
                    <mrow>
                      <mn>2</mn>
                      <mi>a</mi>
                    </mrow>
                  </mfrac>
                </mfenced>
                <mn>2</mn>
              </msup>
            </mrow>
          </mfenced>
          <mi>–</mi>
          <mrow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  <mo stretchy="false">+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row>
      </mfenced>
    </mrow>
    <annotation encoding="StarMath 5.0">ax^2+bx+c=a left[ left(x^2+{2} times {b over {{2}a}} times x+ left(b over {{2}a} right)^2 right)–b^2 over {{4}a^2}+{{4}ac} over {{4}a^2} right]</annotation>
  </semantics>
</math>
</file>

<file path=Object 87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row>
        <mfenced open="[" close="]"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row>
              <mi>x</mi>
              <mo stretchy="false">+</mo>
              <mfrac>
                <mi>c</mi>
                <mi>a</mi>
              </mfrac>
            </mrow>
          </mrow>
        </mfenced>
        <mi mathvariant="normal">=</mi>
        <mi>a</mi>
      </mrow>
      <mfenced open="[" close="]">
        <mrow>
          <mrow>
            <mrow>
              <msup>
                <mi>x</mi>
                <mn>2</mn>
              </msup>
              <mo stretchy="false">+</mo>
              <mrow>
                <mrow>
                  <mn>2</mn>
                  <mi mathvariant="normal">×</mi>
                  <mfenced open="" close="">
                    <mfrac>
                      <mi>b</mi>
                      <mrow>
                        <mn>2</mn>
                        <mi>a</mi>
                      </mrow>
                    </mfrac>
                  </mfenced>
                </mrow>
                <mi mathvariant="normal">×</mi>
                <mi>x</mi>
              </mrow>
            </mrow>
            <mo stretchy="false">+</mo>
            <msup>
              <mfenced open="" close="">
                <mfrac>
                  <mi>b</mi>
                  <mrow>
                    <mn>2</mn>
                    <mi>a</mi>
                  </mrow>
                </mfrac>
              </mfenced>
              <mn>2</mn>
            </msup>
          </mrow>
          <mi>–</mi>
          <mrow>
            <msup>
              <mfenced open="" close="">
                <mfrac>
                  <mi>b</mi>
                  <mrow>
                    <mn>2</mn>
                    <mi>a</mi>
                  </mrow>
                </mfrac>
              </mfenced>
              <mn>2</mn>
            </msup>
            <mo stretchy="false">+</mo>
            <mfrac>
              <mi>c</mi>
              <mi>a</mi>
            </mfrac>
          </mrow>
        </mrow>
      </mfenced>
    </mrow>
    <annotation encoding="StarMath 5.0">ax^2+bx+c=a left[x^2+{b over a}x+{c over a} right]=a left[ x^2+{2} times  left(b over {{2}a} right) times x+ left(b over {{2}a} right)^2 – left(b over {{2}a} right)^2+c over a right]</annotation>
  </semantics>
</math>
</file>

<file path=Object 88/content.xml><?xml version="1.0" encoding="utf-8"?>
<math xmlns="http://www.w3.org/1998/Math/MathML">
  <semantics>
    <mrow>
      <mrow>
        <mi>x</mi>
        <mi mathvariant="normal">=</mi>
        <mi>–</mi>
      </mrow>
      <mfrac>
        <mi>b</mi>
        <mrow>
          <mn>2</mn>
          <mi>a</mi>
        </mrow>
      </mfrac>
    </mrow>
    <annotation encoding="StarMath 5.0">x=–b over {{2}a}</annotation>
  </semantics>
</math>
</file>

<file path=Object 89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9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90/content.xml><?xml version="1.0" encoding="utf-8"?>
<math xmlns="http://www.w3.org/1998/Math/MathML">
  <semantics>
    <mrow>
      <msub>
        <mi>x</mi>
        <mn>1</mn>
      </msub>
      <mi mathvariant="normal">=</mi>
      <mfrac>
        <mrow>
          <mi>–</mi>
          <mi>b</mi>
          <mi>–</mi>
          <msqrt>
            <mo stretchy="false">Δ</mo>
          </msqrt>
        </mrow>
        <mrow>
          <mn>2</mn>
          <mi>a</mi>
        </mrow>
      </mfrac>
    </mrow>
    <annotation encoding="StarMath 5.0">x_{1}={–b–sqrt{%DELTA }} over {{2}a}</annotation>
  </semantics>
</math>
</file>

<file path=Object 91/content.xml><?xml version="1.0" encoding="utf-8"?>
<math xmlns="http://www.w3.org/1998/Math/MathML">
  <semantics>
    <mrow>
      <msub>
        <mi>x</mi>
        <mn>2</mn>
      </msub>
      <mi mathvariant="normal">=</mi>
      <mfrac>
        <mrow>
          <mi>–</mi>
          <mrow>
            <mi>b</mi>
            <mo stretchy="false">+</mo>
            <msqrt>
              <mo stretchy="false">Δ</mo>
            </msqrt>
          </mrow>
        </mrow>
        <mrow>
          <mn>2</mn>
          <mi>a</mi>
        </mrow>
      </mfrac>
    </mrow>
    <annotation encoding="StarMath 5.0">x_{2}={–b+sqrt{%DELTA }} over {{2}a}</annotation>
  </semantics>
</math>
</file>

<file path=Object 92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3/content.xml><?xml version="1.0" encoding="utf-8"?>
<math xmlns="http://www.w3.org/1998/Math/MathML">
  <semantics>
    <mrow>
      <mi>a</mi>
      <mrow>
        <mfenced open="[" close="]">
          <mrow>
            <msup>
              <mfenced open="" close="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i>–</mi>
            <mfrac>
              <mo stretchy="false">Δ</mo>
              <msup>
                <mn>4a</mn>
                <mn>2</mn>
              </msup>
            </mfrac>
          </mrow>
        </mfenced>
        <mi mathvariant="normal">=</mi>
        <mn>0</mn>
      </mrow>
    </mrow>
    <annotation encoding="StarMath 5.0">a left[ left(x+b over {{2}a} right)^2–%DELTA  over {4a^2} right]=0</annotation>
  </semantics>
</math>
</file>

<file path=Object 94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i>–</mi>
      <mrow>
        <mfrac>
          <mo stretchy="false">Δ</mo>
          <msup>
            <mn>4a</mn>
            <mn>2</mn>
          </msup>
        </mfrac>
        <mi mathvariant="normal">=</mi>
        <mn>0</mn>
      </mrow>
    </mrow>
    <annotation encoding="StarMath 5.0"> left(x+b over {{2}a} right)^2–%DELTA  over {4a^2}=0</annotation>
  </semantics>
</math>
</file>

<file path=Object 95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i mathvariant="normal">=</mi>
      <mfrac>
        <mo stretchy="false">Δ</mo>
        <msup>
          <mn>4a</mn>
          <mn>2</mn>
        </msup>
      </mfrac>
    </mrow>
    <annotation encoding="StarMath 5.0"> left(x+b over {{2}a} right)^2=%DELTA  over {4a^2}</annotation>
  </semantics>
</math>
</file>

<file path=Object 96/content.xml><?xml version="1.0" encoding="utf-8"?>
<math xmlns="http://www.w3.org/1998/Math/MathML">
  <semantics>
    <mrow>
      <mi>X</mi>
      <mi mathvariant="normal">=</mi>
      <mrow>
        <mi>x</mi>
        <mo stretchy="false">+</mo>
        <mfrac>
          <mi>b</mi>
          <mrow>
            <mn>2</mn>
            <mi>a</mi>
          </mrow>
        </mfrac>
      </mrow>
    </mrow>
    <annotation encoding="StarMath 5.0">X=x+b over {{2}a}</annotation>
  </semantics>
</math>
</file>

<file path=Object 97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8/content.xml><?xml version="1.0" encoding="utf-8"?>
<math xmlns="http://www.w3.org/1998/Math/MathML">
  <semantics>
    <mrow>
      <msup>
        <mi>X</mi>
        <mn>2</mn>
      </msup>
      <mi mathvariant="normal">=</mi>
      <mfrac>
        <mo stretchy="false">Δ</mo>
        <mrow>
          <mn>4</mn>
          <msup>
            <mi>a</mi>
            <mn>2</mn>
          </msup>
        </mrow>
      </mfrac>
    </mrow>
    <annotation encoding="StarMath 5.0">X^2=%DELTA  over {{4}a^2}</annotation>
  </semantics>
</math>
</file>

<file path=Object 99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